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2.3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70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natt1" table:style-name="ta1">
        <table:shapes>
          <draw:frame draw:z-index="0" draw:style-name="gr1" draw:text-style-name="P1" svg:width="1197.27pt" svg:height="599.24pt" svg:x="772.1pt" svg:y="0pt">
            <draw:object draw:notify-on-update-of-ranges="gnatt1.A1:gnatt1.A2 gnatt1.A3:gnatt1.A204 gnatt1.B1:gnatt1.B2 gnatt1.B3:gnatt1.B204 gnatt1.C1:gnatt1.C2 gnatt1.C3:gnatt1.C2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ysql: [Warning] Using a password on the command line interface can be insecur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start_exec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NCAT('consumers',@consumers)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office:value-type="float" office:value="128205" calcext:value-type="float">
            <text:p>128205</text:p>
          </table:table-cell>
          <table:table-cell office:value-type="float" office:value="1545669401868" calcext:value-type="float">
            <text:p>1545669401868</text:p>
          </table:table-cell>
          <table:table-cell office:value-type="float" office:value="128205" calcext:value-type="float">
            <text:p>12820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float" office:value="26" calcext:value-type="float">
            <text:p>26</text:p>
          </table:table-cell>
          <table:table-cell office:value-type="float" office:value="4073" calcext:value-type="float">
            <text:p>4073</text:p>
          </table:table-cell>
          <table:table-cell office:value-type="float" office:value="1545669401894" calcext:value-type="float">
            <text:p>1545669401894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10" calcext:value-type="float">
            <text:p>210</text:p>
          </table:table-cell>
          <table:table-cell office:value-type="float" office:value="486" calcext:value-type="float">
            <text:p>486</text:p>
          </table:table-cell>
          <table:table-cell office:value-type="float" office:value="1545669402078" calcext:value-type="float">
            <text:p>1545669402078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14" calcext:value-type="float">
            <text:p>914</text:p>
          </table:table-cell>
          <table:table-cell office:value-type="float" office:value="546" calcext:value-type="float">
            <text:p>546</text:p>
          </table:table-cell>
          <table:table-cell office:value-type="float" office:value="1545669402782" calcext:value-type="float">
            <text:p>1545669402782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745" calcext:value-type="float">
            <text:p>1745</text:p>
          </table:table-cell>
          <table:table-cell office:value-type="float" office:value="589" calcext:value-type="float">
            <text:p>589</text:p>
          </table:table-cell>
          <table:table-cell office:value-type="float" office:value="1545669403613" calcext:value-type="float">
            <text:p>1545669403613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524" calcext:value-type="float">
            <text:p>2524</text:p>
          </table:table-cell>
          <table:table-cell office:value-type="float" office:value="461" calcext:value-type="float">
            <text:p>461</text:p>
          </table:table-cell>
          <table:table-cell office:value-type="float" office:value="1545669404392" calcext:value-type="float">
            <text:p>1545669404392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259" calcext:value-type="float">
            <text:p>3259</text:p>
          </table:table-cell>
          <table:table-cell office:value-type="float" office:value="528" calcext:value-type="float">
            <text:p>528</text:p>
          </table:table-cell>
          <table:table-cell office:value-type="float" office:value="1545669405127" calcext:value-type="float">
            <text:p>1545669405127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057" calcext:value-type="float">
            <text:p>4057</text:p>
          </table:table-cell>
          <table:table-cell office:value-type="float" office:value="325" calcext:value-type="float">
            <text:p>325</text:p>
          </table:table-cell>
          <table:table-cell office:value-type="float" office:value="1545669405925" calcext:value-type="float">
            <text:p>1545669405925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522" calcext:value-type="float">
            <text:p>4522</text:p>
          </table:table-cell>
          <table:table-cell office:value-type="float" office:value="379" calcext:value-type="float">
            <text:p>379</text:p>
          </table:table-cell>
          <table:table-cell office:value-type="float" office:value="1545669406390" calcext:value-type="float">
            <text:p>1545669406390</text:p>
          </table:table-cell>
          <table:table-cell office:value-type="float" office:value="4901" calcext:value-type="float">
            <text:p>490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003" calcext:value-type="float">
            <text:p>5003</text:p>
          </table:table-cell>
          <table:table-cell office:value-type="float" office:value="551" calcext:value-type="float">
            <text:p>551</text:p>
          </table:table-cell>
          <table:table-cell office:value-type="float" office:value="1545669406871" calcext:value-type="float">
            <text:p>1545669406871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763" calcext:value-type="float">
            <text:p>5763</text:p>
          </table:table-cell>
          <table:table-cell office:value-type="float" office:value="559" calcext:value-type="float">
            <text:p>559</text:p>
          </table:table-cell>
          <table:table-cell office:value-type="float" office:value="1545669407631" calcext:value-type="float">
            <text:p>1545669407631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537" calcext:value-type="float">
            <text:p>6537</text:p>
          </table:table-cell>
          <table:table-cell office:value-type="float" office:value="625" calcext:value-type="float">
            <text:p>625</text:p>
          </table:table-cell>
          <table:table-cell office:value-type="float" office:value="1545669408405" calcext:value-type="float">
            <text:p>1545669408405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403" calcext:value-type="float">
            <text:p>7403</text:p>
          </table:table-cell>
          <table:table-cell office:value-type="float" office:value="450" calcext:value-type="float">
            <text:p>450</text:p>
          </table:table-cell>
          <table:table-cell office:value-type="float" office:value="1545669409271" calcext:value-type="float">
            <text:p>1545669409271</text:p>
          </table:table-cell>
          <table:table-cell office:value-type="float" office:value="7853" calcext:value-type="float">
            <text:p>785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023" calcext:value-type="float">
            <text:p>8023</text:p>
          </table:table-cell>
          <table:table-cell office:value-type="float" office:value="373" calcext:value-type="float">
            <text:p>373</text:p>
          </table:table-cell>
          <table:table-cell office:value-type="float" office:value="1545669409891" calcext:value-type="float">
            <text:p>1545669409891</text:p>
          </table:table-cell>
          <table:table-cell office:value-type="float" office:value="8396" calcext:value-type="float">
            <text:p>839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570" calcext:value-type="float">
            <text:p>8570</text:p>
          </table:table-cell>
          <table:table-cell office:value-type="float" office:value="311" calcext:value-type="float">
            <text:p>311</text:p>
          </table:table-cell>
          <table:table-cell office:value-type="float" office:value="1545669410438" calcext:value-type="float">
            <text:p>1545669410438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066" calcext:value-type="float">
            <text:p>9066</text:p>
          </table:table-cell>
          <table:table-cell office:value-type="float" office:value="465" calcext:value-type="float">
            <text:p>465</text:p>
          </table:table-cell>
          <table:table-cell office:value-type="float" office:value="1545669410934" calcext:value-type="float">
            <text:p>1545669410934</text:p>
          </table:table-cell>
          <table:table-cell office:value-type="float" office:value="9531" calcext:value-type="float">
            <text:p>953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685" calcext:value-type="float">
            <text:p>9685</text:p>
          </table:table-cell>
          <table:table-cell office:value-type="float" office:value="476" calcext:value-type="float">
            <text:p>476</text:p>
          </table:table-cell>
          <table:table-cell office:value-type="float" office:value="1545669411553" calcext:value-type="float">
            <text:p>1545669411553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314" calcext:value-type="float">
            <text:p>10314</text:p>
          </table:table-cell>
          <table:table-cell office:value-type="float" office:value="419" calcext:value-type="float">
            <text:p>419</text:p>
          </table:table-cell>
          <table:table-cell office:value-type="float" office:value="1545669412182" calcext:value-type="float">
            <text:p>1545669412182</text:p>
          </table:table-cell>
          <table:table-cell office:value-type="float" office:value="10733" calcext:value-type="float">
            <text:p>1073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836" calcext:value-type="float">
            <text:p>10836</text:p>
          </table:table-cell>
          <table:table-cell office:value-type="float" office:value="491" calcext:value-type="float">
            <text:p>491</text:p>
          </table:table-cell>
          <table:table-cell office:value-type="float" office:value="1545669412704" calcext:value-type="float">
            <text:p>1545669412704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486" calcext:value-type="float">
            <text:p>11486</text:p>
          </table:table-cell>
          <table:table-cell office:value-type="float" office:value="332" calcext:value-type="float">
            <text:p>332</text:p>
          </table:table-cell>
          <table:table-cell office:value-type="float" office:value="1545669413354" calcext:value-type="float">
            <text:p>1545669413354</text:p>
          </table:table-cell>
          <table:table-cell office:value-type="float" office:value="11818" calcext:value-type="float">
            <text:p>1181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969" calcext:value-type="float">
            <text:p>11969</text:p>
          </table:table-cell>
          <table:table-cell office:value-type="float" office:value="389" calcext:value-type="float">
            <text:p>389</text:p>
          </table:table-cell>
          <table:table-cell office:value-type="float" office:value="1545669413837" calcext:value-type="float">
            <text:p>1545669413837</text:p>
          </table:table-cell>
          <table:table-cell office:value-type="float" office:value="12358" calcext:value-type="float">
            <text:p>1235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471" calcext:value-type="float">
            <text:p>12471</text:p>
          </table:table-cell>
          <table:table-cell office:value-type="float" office:value="492" calcext:value-type="float">
            <text:p>492</text:p>
          </table:table-cell>
          <table:table-cell office:value-type="float" office:value="1545669414339" calcext:value-type="float">
            <text:p>1545669414339</text:p>
          </table:table-cell>
          <table:table-cell office:value-type="float" office:value="12963" calcext:value-type="float">
            <text:p>1296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3099" calcext:value-type="float">
            <text:p>13099</text:p>
          </table:table-cell>
          <table:table-cell office:value-type="float" office:value="332" calcext:value-type="float">
            <text:p>332</text:p>
          </table:table-cell>
          <table:table-cell office:value-type="float" office:value="1545669414967" calcext:value-type="float">
            <text:p>1545669414967</text:p>
          </table:table-cell>
          <table:table-cell office:value-type="float" office:value="13431" calcext:value-type="float">
            <text:p>1343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3598" calcext:value-type="float">
            <text:p>13598</text:p>
          </table:table-cell>
          <table:table-cell office:value-type="float" office:value="431" calcext:value-type="float">
            <text:p>431</text:p>
          </table:table-cell>
          <table:table-cell office:value-type="float" office:value="1545669415466" calcext:value-type="float">
            <text:p>1545669415466</text:p>
          </table:table-cell>
          <table:table-cell office:value-type="float" office:value="14029" calcext:value-type="float">
            <text:p>1402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4174" calcext:value-type="float">
            <text:p>14174</text:p>
          </table:table-cell>
          <table:table-cell office:value-type="float" office:value="368" calcext:value-type="float">
            <text:p>368</text:p>
          </table:table-cell>
          <table:table-cell office:value-type="float" office:value="1545669416042" calcext:value-type="float">
            <text:p>1545669416042</text:p>
          </table:table-cell>
          <table:table-cell office:value-type="float" office:value="14542" calcext:value-type="float">
            <text:p>1454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4709" calcext:value-type="float">
            <text:p>14709</text:p>
          </table:table-cell>
          <table:table-cell office:value-type="float" office:value="462" calcext:value-type="float">
            <text:p>462</text:p>
          </table:table-cell>
          <table:table-cell office:value-type="float" office:value="1545669416577" calcext:value-type="float">
            <text:p>1545669416577</text:p>
          </table:table-cell>
          <table:table-cell office:value-type="float" office:value="15171" calcext:value-type="float">
            <text:p>1517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5287" calcext:value-type="float">
            <text:p>15287</text:p>
          </table:table-cell>
          <table:table-cell office:value-type="float" office:value="366" calcext:value-type="float">
            <text:p>366</text:p>
          </table:table-cell>
          <table:table-cell office:value-type="float" office:value="1545669417155" calcext:value-type="float">
            <text:p>1545669417155</text:p>
          </table:table-cell>
          <table:table-cell office:value-type="float" office:value="15653" calcext:value-type="float">
            <text:p>1565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5753" calcext:value-type="float">
            <text:p>15753</text:p>
          </table:table-cell>
          <table:table-cell office:value-type="float" office:value="340" calcext:value-type="float">
            <text:p>340</text:p>
          </table:table-cell>
          <table:table-cell office:value-type="float" office:value="1545669417621" calcext:value-type="float">
            <text:p>1545669417621</text:p>
          </table:table-cell>
          <table:table-cell office:value-type="float" office:value="16093" calcext:value-type="float">
            <text:p>1609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6214" calcext:value-type="float">
            <text:p>16214</text:p>
          </table:table-cell>
          <table:table-cell office:value-type="float" office:value="439" calcext:value-type="float">
            <text:p>439</text:p>
          </table:table-cell>
          <table:table-cell office:value-type="float" office:value="1545669418082" calcext:value-type="float">
            <text:p>1545669418082</text:p>
          </table:table-cell>
          <table:table-cell office:value-type="float" office:value="16653" calcext:value-type="float">
            <text:p>1665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6883" calcext:value-type="float">
            <text:p>16883</text:p>
          </table:table-cell>
          <table:table-cell office:value-type="float" office:value="294" calcext:value-type="float">
            <text:p>294</text:p>
          </table:table-cell>
          <table:table-cell office:value-type="float" office:value="1545669418751" calcext:value-type="float">
            <text:p>1545669418751</text:p>
          </table:table-cell>
          <table:table-cell office:value-type="float" office:value="17177" calcext:value-type="float">
            <text:p>1717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7329" calcext:value-type="float">
            <text:p>17329</text:p>
          </table:table-cell>
          <table:table-cell office:value-type="float" office:value="395" calcext:value-type="float">
            <text:p>395</text:p>
          </table:table-cell>
          <table:table-cell office:value-type="float" office:value="1545669419197" calcext:value-type="float">
            <text:p>1545669419197</text:p>
          </table:table-cell>
          <table:table-cell office:value-type="float" office:value="17724" calcext:value-type="float">
            <text:p>1772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8013" calcext:value-type="float">
            <text:p>18013</text:p>
          </table:table-cell>
          <table:table-cell office:value-type="float" office:value="543" calcext:value-type="float">
            <text:p>543</text:p>
          </table:table-cell>
          <table:table-cell office:value-type="float" office:value="1545669419881" calcext:value-type="float">
            <text:p>1545669419881</text:p>
          </table:table-cell>
          <table:table-cell office:value-type="float" office:value="18556" calcext:value-type="float">
            <text:p>1855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8734" calcext:value-type="float">
            <text:p>18734</text:p>
          </table:table-cell>
          <table:table-cell office:value-type="float" office:value="271" calcext:value-type="float">
            <text:p>271</text:p>
          </table:table-cell>
          <table:table-cell office:value-type="float" office:value="1545669420602" calcext:value-type="float">
            <text:p>1545669420602</text:p>
          </table:table-cell>
          <table:table-cell office:value-type="float" office:value="19005" calcext:value-type="float">
            <text:p>1900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9143" calcext:value-type="float">
            <text:p>19143</text:p>
          </table:table-cell>
          <table:table-cell office:value-type="float" office:value="377" calcext:value-type="float">
            <text:p>377</text:p>
          </table:table-cell>
          <table:table-cell office:value-type="float" office:value="1545669421011" calcext:value-type="float">
            <text:p>1545669421011</text:p>
          </table:table-cell>
          <table:table-cell office:value-type="float" office:value="19520" calcext:value-type="float">
            <text:p>1952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9711" calcext:value-type="float">
            <text:p>19711</text:p>
          </table:table-cell>
          <table:table-cell office:value-type="float" office:value="452" calcext:value-type="float">
            <text:p>452</text:p>
          </table:table-cell>
          <table:table-cell office:value-type="float" office:value="1545669421579" calcext:value-type="float">
            <text:p>1545669421579</text:p>
          </table:table-cell>
          <table:table-cell office:value-type="float" office:value="20163" calcext:value-type="float">
            <text:p>2016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0316" calcext:value-type="float">
            <text:p>20316</text:p>
          </table:table-cell>
          <table:table-cell office:value-type="float" office:value="444" calcext:value-type="float">
            <text:p>444</text:p>
          </table:table-cell>
          <table:table-cell office:value-type="float" office:value="1545669422184" calcext:value-type="float">
            <text:p>1545669422184</text:p>
          </table:table-cell>
          <table:table-cell office:value-type="float" office:value="20760" calcext:value-type="float">
            <text:p>2076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0923" calcext:value-type="float">
            <text:p>20923</text:p>
          </table:table-cell>
          <table:table-cell office:value-type="float" office:value="336" calcext:value-type="float">
            <text:p>336</text:p>
          </table:table-cell>
          <table:table-cell office:value-type="float" office:value="1545669422791" calcext:value-type="float">
            <text:p>1545669422791</text:p>
          </table:table-cell>
          <table:table-cell office:value-type="float" office:value="21259" calcext:value-type="float">
            <text:p>2125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1370" calcext:value-type="float">
            <text:p>21370</text:p>
          </table:table-cell>
          <table:table-cell office:value-type="float" office:value="359" calcext:value-type="float">
            <text:p>359</text:p>
          </table:table-cell>
          <table:table-cell office:value-type="float" office:value="1545669423238" calcext:value-type="float">
            <text:p>1545669423238</text:p>
          </table:table-cell>
          <table:table-cell office:value-type="float" office:value="21729" calcext:value-type="float">
            <text:p>2172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1881" calcext:value-type="float">
            <text:p>21881</text:p>
          </table:table-cell>
          <table:table-cell office:value-type="float" office:value="332" calcext:value-type="float">
            <text:p>332</text:p>
          </table:table-cell>
          <table:table-cell office:value-type="float" office:value="1545669423749" calcext:value-type="float">
            <text:p>1545669423749</text:p>
          </table:table-cell>
          <table:table-cell office:value-type="float" office:value="22213" calcext:value-type="float">
            <text:p>2221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2356" calcext:value-type="float">
            <text:p>22356</text:p>
          </table:table-cell>
          <table:table-cell office:value-type="float" office:value="408" calcext:value-type="float">
            <text:p>408</text:p>
          </table:table-cell>
          <table:table-cell office:value-type="float" office:value="1545669424224" calcext:value-type="float">
            <text:p>1545669424224</text:p>
          </table:table-cell>
          <table:table-cell office:value-type="float" office:value="22764" calcext:value-type="float">
            <text:p>2276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2871" calcext:value-type="float">
            <text:p>22871</text:p>
          </table:table-cell>
          <table:table-cell office:value-type="float" office:value="418" calcext:value-type="float">
            <text:p>418</text:p>
          </table:table-cell>
          <table:table-cell office:value-type="float" office:value="1545669424739" calcext:value-type="float">
            <text:p>1545669424739</text:p>
          </table:table-cell>
          <table:table-cell office:value-type="float" office:value="23289" calcext:value-type="float">
            <text:p>2328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3486" calcext:value-type="float">
            <text:p>23486</text:p>
          </table:table-cell>
          <table:table-cell office:value-type="float" office:value="408" calcext:value-type="float">
            <text:p>408</text:p>
          </table:table-cell>
          <table:table-cell office:value-type="float" office:value="1545669425354" calcext:value-type="float">
            <text:p>1545669425354</text:p>
          </table:table-cell>
          <table:table-cell office:value-type="float" office:value="23894" calcext:value-type="float">
            <text:p>2389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4024" calcext:value-type="float">
            <text:p>24024</text:p>
          </table:table-cell>
          <table:table-cell office:value-type="float" office:value="407" calcext:value-type="float">
            <text:p>407</text:p>
          </table:table-cell>
          <table:table-cell office:value-type="float" office:value="1545669425892" calcext:value-type="float">
            <text:p>1545669425892</text:p>
          </table:table-cell>
          <table:table-cell office:value-type="float" office:value="24431" calcext:value-type="float">
            <text:p>2443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4541" calcext:value-type="float">
            <text:p>24541</text:p>
          </table:table-cell>
          <table:table-cell office:value-type="float" office:value="752" calcext:value-type="float">
            <text:p>752</text:p>
          </table:table-cell>
          <table:table-cell office:value-type="float" office:value="1545669426409" calcext:value-type="float">
            <text:p>1545669426409</text:p>
          </table:table-cell>
          <table:table-cell office:value-type="float" office:value="25293" calcext:value-type="float">
            <text:p>2529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5639" calcext:value-type="float">
            <text:p>25639</text:p>
          </table:table-cell>
          <table:table-cell office:value-type="float" office:value="468" calcext:value-type="float">
            <text:p>468</text:p>
          </table:table-cell>
          <table:table-cell office:value-type="float" office:value="1545669427507" calcext:value-type="float">
            <text:p>1545669427507</text:p>
          </table:table-cell>
          <table:table-cell office:value-type="float" office:value="26107" calcext:value-type="float">
            <text:p>2610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6277" calcext:value-type="float">
            <text:p>26277</text:p>
          </table:table-cell>
          <table:table-cell office:value-type="float" office:value="432" calcext:value-type="float">
            <text:p>432</text:p>
          </table:table-cell>
          <table:table-cell office:value-type="float" office:value="1545669428145" calcext:value-type="float">
            <text:p>1545669428145</text:p>
          </table:table-cell>
          <table:table-cell office:value-type="float" office:value="26709" calcext:value-type="float">
            <text:p>2670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6812" calcext:value-type="float">
            <text:p>26812</text:p>
          </table:table-cell>
          <table:table-cell office:value-type="float" office:value="447" calcext:value-type="float">
            <text:p>447</text:p>
          </table:table-cell>
          <table:table-cell office:value-type="float" office:value="1545669428680" calcext:value-type="float">
            <text:p>1545669428680</text:p>
          </table:table-cell>
          <table:table-cell office:value-type="float" office:value="27259" calcext:value-type="float">
            <text:p>2725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7411" calcext:value-type="float">
            <text:p>27411</text:p>
          </table:table-cell>
          <table:table-cell office:value-type="float" office:value="400" calcext:value-type="float">
            <text:p>400</text:p>
          </table:table-cell>
          <table:table-cell office:value-type="float" office:value="1545669429279" calcext:value-type="float">
            <text:p>1545669429279</text:p>
          </table:table-cell>
          <table:table-cell office:value-type="float" office:value="27811" calcext:value-type="float">
            <text:p>2781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7979" calcext:value-type="float">
            <text:p>27979</text:p>
          </table:table-cell>
          <table:table-cell office:value-type="float" office:value="452" calcext:value-type="float">
            <text:p>452</text:p>
          </table:table-cell>
          <table:table-cell office:value-type="float" office:value="1545669429847" calcext:value-type="float">
            <text:p>1545669429847</text:p>
          </table:table-cell>
          <table:table-cell office:value-type="float" office:value="28431" calcext:value-type="float">
            <text:p>2843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8576" calcext:value-type="float">
            <text:p>28576</text:p>
          </table:table-cell>
          <table:table-cell office:value-type="float" office:value="511" calcext:value-type="float">
            <text:p>511</text:p>
          </table:table-cell>
          <table:table-cell office:value-type="float" office:value="1545669430444" calcext:value-type="float">
            <text:p>1545669430444</text:p>
          </table:table-cell>
          <table:table-cell office:value-type="float" office:value="29087" calcext:value-type="float">
            <text:p>2908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9294" calcext:value-type="float">
            <text:p>29294</text:p>
          </table:table-cell>
          <table:table-cell office:value-type="float" office:value="494" calcext:value-type="float">
            <text:p>494</text:p>
          </table:table-cell>
          <table:table-cell office:value-type="float" office:value="1545669431162" calcext:value-type="float">
            <text:p>1545669431162</text:p>
          </table:table-cell>
          <table:table-cell office:value-type="float" office:value="29788" calcext:value-type="float">
            <text:p>2978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9903" calcext:value-type="float">
            <text:p>29903</text:p>
          </table:table-cell>
          <table:table-cell office:value-type="float" office:value="505" calcext:value-type="float">
            <text:p>505</text:p>
          </table:table-cell>
          <table:table-cell office:value-type="float" office:value="1545669431771" calcext:value-type="float">
            <text:p>1545669431771</text:p>
          </table:table-cell>
          <table:table-cell office:value-type="float" office:value="30408" calcext:value-type="float">
            <text:p>3040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0586" calcext:value-type="float">
            <text:p>30586</text:p>
          </table:table-cell>
          <table:table-cell office:value-type="float" office:value="390" calcext:value-type="float">
            <text:p>390</text:p>
          </table:table-cell>
          <table:table-cell office:value-type="float" office:value="1545669432454" calcext:value-type="float">
            <text:p>1545669432454</text:p>
          </table:table-cell>
          <table:table-cell office:value-type="float" office:value="30976" calcext:value-type="float">
            <text:p>3097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1079" calcext:value-type="float">
            <text:p>31079</text:p>
          </table:table-cell>
          <table:table-cell office:value-type="float" office:value="479" calcext:value-type="float">
            <text:p>479</text:p>
          </table:table-cell>
          <table:table-cell office:value-type="float" office:value="1545669432947" calcext:value-type="float">
            <text:p>1545669432947</text:p>
          </table:table-cell>
          <table:table-cell office:value-type="float" office:value="31558" calcext:value-type="float">
            <text:p>3155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1666" calcext:value-type="float">
            <text:p>31666</text:p>
          </table:table-cell>
          <table:table-cell office:value-type="float" office:value="485" calcext:value-type="float">
            <text:p>485</text:p>
          </table:table-cell>
          <table:table-cell office:value-type="float" office:value="1545669433534" calcext:value-type="float">
            <text:p>1545669433534</text:p>
          </table:table-cell>
          <table:table-cell office:value-type="float" office:value="32151" calcext:value-type="float">
            <text:p>3215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2325" calcext:value-type="float">
            <text:p>32325</text:p>
          </table:table-cell>
          <table:table-cell office:value-type="float" office:value="609" calcext:value-type="float">
            <text:p>609</text:p>
          </table:table-cell>
          <table:table-cell office:value-type="float" office:value="1545669434193" calcext:value-type="float">
            <text:p>1545669434193</text:p>
          </table:table-cell>
          <table:table-cell office:value-type="float" office:value="32934" calcext:value-type="float">
            <text:p>3293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3136" calcext:value-type="float">
            <text:p>33136</text:p>
          </table:table-cell>
          <table:table-cell office:value-type="float" office:value="473" calcext:value-type="float">
            <text:p>473</text:p>
          </table:table-cell>
          <table:table-cell office:value-type="float" office:value="1545669435004" calcext:value-type="float">
            <text:p>1545669435004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3919" calcext:value-type="float">
            <text:p>33919</text:p>
          </table:table-cell>
          <table:table-cell office:value-type="float" office:value="460" calcext:value-type="float">
            <text:p>460</text:p>
          </table:table-cell>
          <table:table-cell office:value-type="float" office:value="1545669435787" calcext:value-type="float">
            <text:p>1545669435787</text:p>
          </table:table-cell>
          <table:table-cell office:value-type="float" office:value="34379" calcext:value-type="float">
            <text:p>3437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4560" calcext:value-type="float">
            <text:p>34560</text:p>
          </table:table-cell>
          <table:table-cell office:value-type="float" office:value="448" calcext:value-type="float">
            <text:p>448</text:p>
          </table:table-cell>
          <table:table-cell office:value-type="float" office:value="1545669436428" calcext:value-type="float">
            <text:p>1545669436428</text:p>
          </table:table-cell>
          <table:table-cell office:value-type="float" office:value="35008" calcext:value-type="float">
            <text:p>3500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5112" calcext:value-type="float">
            <text:p>35112</text:p>
          </table:table-cell>
          <table:table-cell office:value-type="float" office:value="396" calcext:value-type="float">
            <text:p>396</text:p>
          </table:table-cell>
          <table:table-cell office:value-type="float" office:value="1545669436980" calcext:value-type="float">
            <text:p>1545669436980</text:p>
          </table:table-cell>
          <table:table-cell office:value-type="float" office:value="35508" calcext:value-type="float">
            <text:p>3550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5614" calcext:value-type="float">
            <text:p>35614</text:p>
          </table:table-cell>
          <table:table-cell office:value-type="float" office:value="496" calcext:value-type="float">
            <text:p>496</text:p>
          </table:table-cell>
          <table:table-cell office:value-type="float" office:value="1545669437482" calcext:value-type="float">
            <text:p>1545669437482</text:p>
          </table:table-cell>
          <table:table-cell office:value-type="float" office:value="36110" calcext:value-type="float">
            <text:p>3611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6323" calcext:value-type="float">
            <text:p>36323</text:p>
          </table:table-cell>
          <table:table-cell office:value-type="float" office:value="480" calcext:value-type="float">
            <text:p>480</text:p>
          </table:table-cell>
          <table:table-cell office:value-type="float" office:value="1545669438191" calcext:value-type="float">
            <text:p>1545669438191</text:p>
          </table:table-cell>
          <table:table-cell office:value-type="float" office:value="36803" calcext:value-type="float">
            <text:p>3680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6952" calcext:value-type="float">
            <text:p>36952</text:p>
          </table:table-cell>
          <table:table-cell office:value-type="float" office:value="339" calcext:value-type="float">
            <text:p>339</text:p>
          </table:table-cell>
          <table:table-cell office:value-type="float" office:value="1545669438820" calcext:value-type="float">
            <text:p>1545669438820</text:p>
          </table:table-cell>
          <table:table-cell office:value-type="float" office:value="37291" calcext:value-type="float">
            <text:p>3729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7489" calcext:value-type="float">
            <text:p>37489</text:p>
          </table:table-cell>
          <table:table-cell office:value-type="float" office:value="412" calcext:value-type="float">
            <text:p>412</text:p>
          </table:table-cell>
          <table:table-cell office:value-type="float" office:value="1545669439357" calcext:value-type="float">
            <text:p>1545669439357</text:p>
          </table:table-cell>
          <table:table-cell office:value-type="float" office:value="37901" calcext:value-type="float">
            <text:p>3790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8068" calcext:value-type="float">
            <text:p>38068</text:p>
          </table:table-cell>
          <table:table-cell office:value-type="float" office:value="381" calcext:value-type="float">
            <text:p>381</text:p>
          </table:table-cell>
          <table:table-cell office:value-type="float" office:value="1545669439936" calcext:value-type="float">
            <text:p>1545669439936</text:p>
          </table:table-cell>
          <table:table-cell office:value-type="float" office:value="38449" calcext:value-type="float">
            <text:p>3844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8613" calcext:value-type="float">
            <text:p>38613</text:p>
          </table:table-cell>
          <table:table-cell office:value-type="float" office:value="404" calcext:value-type="float">
            <text:p>404</text:p>
          </table:table-cell>
          <table:table-cell office:value-type="float" office:value="1545669440481" calcext:value-type="float">
            <text:p>1545669440481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9120" calcext:value-type="float">
            <text:p>39120</text:p>
          </table:table-cell>
          <table:table-cell office:value-type="float" office:value="494" calcext:value-type="float">
            <text:p>494</text:p>
          </table:table-cell>
          <table:table-cell office:value-type="float" office:value="1545669440988" calcext:value-type="float">
            <text:p>1545669440988</text:p>
          </table:table-cell>
          <table:table-cell office:value-type="float" office:value="39614" calcext:value-type="float">
            <text:p>3961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9759" calcext:value-type="float">
            <text:p>39759</text:p>
          </table:table-cell>
          <table:table-cell office:value-type="float" office:value="504" calcext:value-type="float">
            <text:p>504</text:p>
          </table:table-cell>
          <table:table-cell office:value-type="float" office:value="1545669441627" calcext:value-type="float">
            <text:p>1545669441627</text:p>
          </table:table-cell>
          <table:table-cell office:value-type="float" office:value="40263" calcext:value-type="float">
            <text:p>4026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0377" calcext:value-type="float">
            <text:p>40377</text:p>
          </table:table-cell>
          <table:table-cell office:value-type="float" office:value="387" calcext:value-type="float">
            <text:p>387</text:p>
          </table:table-cell>
          <table:table-cell office:value-type="float" office:value="1545669442245" calcext:value-type="float">
            <text:p>1545669442245</text:p>
          </table:table-cell>
          <table:table-cell office:value-type="float" office:value="40764" calcext:value-type="float">
            <text:p>4076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0947" calcext:value-type="float">
            <text:p>40947</text:p>
          </table:table-cell>
          <table:table-cell office:value-type="float" office:value="520" calcext:value-type="float">
            <text:p>520</text:p>
          </table:table-cell>
          <table:table-cell office:value-type="float" office:value="1545669442815" calcext:value-type="float">
            <text:p>1545669442815</text:p>
          </table:table-cell>
          <table:table-cell office:value-type="float" office:value="41467" calcext:value-type="float">
            <text:p>4146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1609" calcext:value-type="float">
            <text:p>41609</text:p>
          </table:table-cell>
          <table:table-cell office:value-type="float" office:value="418" calcext:value-type="float">
            <text:p>418</text:p>
          </table:table-cell>
          <table:table-cell office:value-type="float" office:value="1545669443477" calcext:value-type="float">
            <text:p>154566944347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2139" calcext:value-type="float">
            <text:p>42139</text:p>
          </table:table-cell>
          <table:table-cell office:value-type="float" office:value="479" calcext:value-type="float">
            <text:p>479</text:p>
          </table:table-cell>
          <table:table-cell office:value-type="float" office:value="1545669444007" calcext:value-type="float">
            <text:p>1545669444007</text:p>
          </table:table-cell>
          <table:table-cell office:value-type="float" office:value="42618" calcext:value-type="float">
            <text:p>4261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2867" calcext:value-type="float">
            <text:p>42867</text:p>
          </table:table-cell>
          <table:table-cell office:value-type="float" office:value="344" calcext:value-type="float">
            <text:p>344</text:p>
          </table:table-cell>
          <table:table-cell office:value-type="float" office:value="1545669444735" calcext:value-type="float">
            <text:p>1545669444735</text:p>
          </table:table-cell>
          <table:table-cell office:value-type="float" office:value="43211" calcext:value-type="float">
            <text:p>4321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3418" calcext:value-type="float">
            <text:p>43418</text:p>
          </table:table-cell>
          <table:table-cell office:value-type="float" office:value="403" calcext:value-type="float">
            <text:p>403</text:p>
          </table:table-cell>
          <table:table-cell office:value-type="float" office:value="1545669445286" calcext:value-type="float">
            <text:p>1545669445286</text:p>
          </table:table-cell>
          <table:table-cell office:value-type="float" office:value="43821" calcext:value-type="float">
            <text:p>4382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3927" calcext:value-type="float">
            <text:p>43927</text:p>
          </table:table-cell>
          <table:table-cell office:value-type="float" office:value="476" calcext:value-type="float">
            <text:p>476</text:p>
          </table:table-cell>
          <table:table-cell office:value-type="float" office:value="1545669445795" calcext:value-type="float">
            <text:p>1545669445795</text:p>
          </table:table-cell>
          <table:table-cell office:value-type="float" office:value="44403" calcext:value-type="float">
            <text:p>4440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4509" calcext:value-type="float">
            <text:p>44509</text:p>
          </table:table-cell>
          <table:table-cell office:value-type="float" office:value="412" calcext:value-type="float">
            <text:p>412</text:p>
          </table:table-cell>
          <table:table-cell office:value-type="float" office:value="1545669446377" calcext:value-type="float">
            <text:p>1545669446377</text:p>
          </table:table-cell>
          <table:table-cell office:value-type="float" office:value="44921" calcext:value-type="float">
            <text:p>4492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5115" calcext:value-type="float">
            <text:p>45115</text:p>
          </table:table-cell>
          <table:table-cell office:value-type="float" office:value="387" calcext:value-type="float">
            <text:p>387</text:p>
          </table:table-cell>
          <table:table-cell office:value-type="float" office:value="1545669446983" calcext:value-type="float">
            <text:p>1545669446983</text:p>
          </table:table-cell>
          <table:table-cell office:value-type="float" office:value="45502" calcext:value-type="float">
            <text:p>4550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5683" calcext:value-type="float">
            <text:p>45683</text:p>
          </table:table-cell>
          <table:table-cell office:value-type="float" office:value="506" calcext:value-type="float">
            <text:p>506</text:p>
          </table:table-cell>
          <table:table-cell office:value-type="float" office:value="1545669447551" calcext:value-type="float">
            <text:p>1545669447551</text:p>
          </table:table-cell>
          <table:table-cell office:value-type="float" office:value="46189" calcext:value-type="float">
            <text:p>4618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6296" calcext:value-type="float">
            <text:p>46296</text:p>
          </table:table-cell>
          <table:table-cell office:value-type="float" office:value="341" calcext:value-type="float">
            <text:p>341</text:p>
          </table:table-cell>
          <table:table-cell office:value-type="float" office:value="1545669448164" calcext:value-type="float">
            <text:p>1545669448164</text:p>
          </table:table-cell>
          <table:table-cell office:value-type="float" office:value="46637" calcext:value-type="float">
            <text:p>4663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6880" calcext:value-type="float">
            <text:p>46880</text:p>
          </table:table-cell>
          <table:table-cell office:value-type="float" office:value="365" calcext:value-type="float">
            <text:p>365</text:p>
          </table:table-cell>
          <table:table-cell office:value-type="float" office:value="1545669448748" calcext:value-type="float">
            <text:p>1545669448748</text:p>
          </table:table-cell>
          <table:table-cell office:value-type="float" office:value="47245" calcext:value-type="float">
            <text:p>4724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7439" calcext:value-type="float">
            <text:p>47439</text:p>
          </table:table-cell>
          <table:table-cell office:value-type="float" office:value="401" calcext:value-type="float">
            <text:p>401</text:p>
          </table:table-cell>
          <table:table-cell office:value-type="float" office:value="1545669449307" calcext:value-type="float">
            <text:p>1545669449307</text:p>
          </table:table-cell>
          <table:table-cell office:value-type="float" office:value="47840" calcext:value-type="float">
            <text:p>4784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8120" calcext:value-type="float">
            <text:p>48120</text:p>
          </table:table-cell>
          <table:table-cell office:value-type="float" office:value="382" calcext:value-type="float">
            <text:p>382</text:p>
          </table:table-cell>
          <table:table-cell office:value-type="float" office:value="1545669449988" calcext:value-type="float">
            <text:p>1545669449988</text:p>
          </table:table-cell>
          <table:table-cell office:value-type="float" office:value="48502" calcext:value-type="float">
            <text:p>4850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8817" calcext:value-type="float">
            <text:p>48817</text:p>
          </table:table-cell>
          <table:table-cell office:value-type="float" office:value="384" calcext:value-type="float">
            <text:p>384</text:p>
          </table:table-cell>
          <table:table-cell office:value-type="float" office:value="1545669450685" calcext:value-type="float">
            <text:p>1545669450685</text:p>
          </table:table-cell>
          <table:table-cell office:value-type="float" office:value="49201" calcext:value-type="float">
            <text:p>4920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9356" calcext:value-type="float">
            <text:p>49356</text:p>
          </table:table-cell>
          <table:table-cell office:value-type="float" office:value="428" calcext:value-type="float">
            <text:p>428</text:p>
          </table:table-cell>
          <table:table-cell office:value-type="float" office:value="1545669451224" calcext:value-type="float">
            <text:p>1545669451224</text:p>
          </table:table-cell>
          <table:table-cell office:value-type="float" office:value="49784" calcext:value-type="float">
            <text:p>4978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9961" calcext:value-type="float">
            <text:p>49961</text:p>
          </table:table-cell>
          <table:table-cell office:value-type="float" office:value="348" calcext:value-type="float">
            <text:p>348</text:p>
          </table:table-cell>
          <table:table-cell office:value-type="float" office:value="1545669451829" calcext:value-type="float">
            <text:p>1545669451829</text:p>
          </table:table-cell>
          <table:table-cell office:value-type="float" office:value="50309" calcext:value-type="float">
            <text:p>5030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0525" calcext:value-type="float">
            <text:p>50525</text:p>
          </table:table-cell>
          <table:table-cell office:value-type="float" office:value="354" calcext:value-type="float">
            <text:p>354</text:p>
          </table:table-cell>
          <table:table-cell office:value-type="float" office:value="1545669452393" calcext:value-type="float">
            <text:p>1545669452393</text:p>
          </table:table-cell>
          <table:table-cell office:value-type="float" office:value="50879" calcext:value-type="float">
            <text:p>5087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1031" calcext:value-type="float">
            <text:p>51031</text:p>
          </table:table-cell>
          <table:table-cell office:value-type="float" office:value="353" calcext:value-type="float">
            <text:p>353</text:p>
          </table:table-cell>
          <table:table-cell office:value-type="float" office:value="1545669452899" calcext:value-type="float">
            <text:p>1545669452899</text:p>
          </table:table-cell>
          <table:table-cell office:value-type="float" office:value="51384" calcext:value-type="float">
            <text:p>5138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1554" calcext:value-type="float">
            <text:p>51554</text:p>
          </table:table-cell>
          <table:table-cell office:value-type="float" office:value="391" calcext:value-type="float">
            <text:p>391</text:p>
          </table:table-cell>
          <table:table-cell office:value-type="float" office:value="1545669453422" calcext:value-type="float">
            <text:p>1545669453422</text:p>
          </table:table-cell>
          <table:table-cell office:value-type="float" office:value="51945" calcext:value-type="float">
            <text:p>5194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2243" calcext:value-type="float">
            <text:p>52243</text:p>
          </table:table-cell>
          <table:table-cell office:value-type="float" office:value="332" calcext:value-type="float">
            <text:p>332</text:p>
          </table:table-cell>
          <table:table-cell office:value-type="float" office:value="1545669454111" calcext:value-type="float">
            <text:p>1545669454111</text:p>
          </table:table-cell>
          <table:table-cell office:value-type="float" office:value="52575" calcext:value-type="float">
            <text:p>5257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2749" calcext:value-type="float">
            <text:p>52749</text:p>
          </table:table-cell>
          <table:table-cell office:value-type="float" office:value="442" calcext:value-type="float">
            <text:p>442</text:p>
          </table:table-cell>
          <table:table-cell office:value-type="float" office:value="1545669454617" calcext:value-type="float">
            <text:p>1545669454617</text:p>
          </table:table-cell>
          <table:table-cell office:value-type="float" office:value="53191" calcext:value-type="float">
            <text:p>5319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3420" calcext:value-type="float">
            <text:p>53420</text:p>
          </table:table-cell>
          <table:table-cell office:value-type="float" office:value="449" calcext:value-type="float">
            <text:p>449</text:p>
          </table:table-cell>
          <table:table-cell office:value-type="float" office:value="1545669455288" calcext:value-type="float">
            <text:p>1545669455288</text:p>
          </table:table-cell>
          <table:table-cell office:value-type="float" office:value="53869" calcext:value-type="float">
            <text:p>5386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4006" calcext:value-type="float">
            <text:p>54006</text:p>
          </table:table-cell>
          <table:table-cell office:value-type="float" office:value="449" calcext:value-type="float">
            <text:p>449</text:p>
          </table:table-cell>
          <table:table-cell office:value-type="float" office:value="1545669455874" calcext:value-type="float">
            <text:p>1545669455874</text:p>
          </table:table-cell>
          <table:table-cell office:value-type="float" office:value="54455" calcext:value-type="float">
            <text:p>5445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4610" calcext:value-type="float">
            <text:p>54610</text:p>
          </table:table-cell>
          <table:table-cell office:value-type="float" office:value="559" calcext:value-type="float">
            <text:p>559</text:p>
          </table:table-cell>
          <table:table-cell office:value-type="float" office:value="1545669456478" calcext:value-type="float">
            <text:p>1545669456478</text:p>
          </table:table-cell>
          <table:table-cell office:value-type="float" office:value="55169" calcext:value-type="float">
            <text:p>5516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5336" calcext:value-type="float">
            <text:p>55336</text:p>
          </table:table-cell>
          <table:table-cell office:value-type="float" office:value="422" calcext:value-type="float">
            <text:p>422</text:p>
          </table:table-cell>
          <table:table-cell office:value-type="float" office:value="1545669457204" calcext:value-type="float">
            <text:p>1545669457204</text:p>
          </table:table-cell>
          <table:table-cell office:value-type="float" office:value="55758" calcext:value-type="float">
            <text:p>5575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5953" calcext:value-type="float">
            <text:p>55953</text:p>
          </table:table-cell>
          <table:table-cell office:value-type="float" office:value="368" calcext:value-type="float">
            <text:p>368</text:p>
          </table:table-cell>
          <table:table-cell office:value-type="float" office:value="1545669457821" calcext:value-type="float">
            <text:p>1545669457821</text:p>
          </table:table-cell>
          <table:table-cell office:value-type="float" office:value="56321" calcext:value-type="float">
            <text:p>5632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6425" calcext:value-type="float">
            <text:p>56425</text:p>
          </table:table-cell>
          <table:table-cell office:value-type="float" office:value="407" calcext:value-type="float">
            <text:p>407</text:p>
          </table:table-cell>
          <table:table-cell office:value-type="float" office:value="1545669458293" calcext:value-type="float">
            <text:p>1545669458293</text:p>
          </table:table-cell>
          <table:table-cell office:value-type="float" office:value="56832" calcext:value-type="float">
            <text:p>5683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7065" calcext:value-type="float">
            <text:p>57065</text:p>
          </table:table-cell>
          <table:table-cell office:value-type="float" office:value="352" calcext:value-type="float">
            <text:p>352</text:p>
          </table:table-cell>
          <table:table-cell office:value-type="float" office:value="1545669458933" calcext:value-type="float">
            <text:p>1545669458933</text:p>
          </table:table-cell>
          <table:table-cell office:value-type="float" office:value="57417" calcext:value-type="float">
            <text:p>5741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7578" calcext:value-type="float">
            <text:p>57578</text:p>
          </table:table-cell>
          <table:table-cell office:value-type="float" office:value="494" calcext:value-type="float">
            <text:p>494</text:p>
          </table:table-cell>
          <table:table-cell office:value-type="float" office:value="1545669459446" calcext:value-type="float">
            <text:p>1545669459446</text:p>
          </table:table-cell>
          <table:table-cell office:value-type="float" office:value="58072" calcext:value-type="float">
            <text:p>5807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8291" calcext:value-type="float">
            <text:p>58291</text:p>
          </table:table-cell>
          <table:table-cell office:value-type="float" office:value="365" calcext:value-type="float">
            <text:p>365</text:p>
          </table:table-cell>
          <table:table-cell office:value-type="float" office:value="1545669460159" calcext:value-type="float">
            <text:p>1545669460159</text:p>
          </table:table-cell>
          <table:table-cell office:value-type="float" office:value="58656" calcext:value-type="float">
            <text:p>5865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8939" calcext:value-type="float">
            <text:p>58939</text:p>
          </table:table-cell>
          <table:table-cell office:value-type="float" office:value="283" calcext:value-type="float">
            <text:p>283</text:p>
          </table:table-cell>
          <table:table-cell office:value-type="float" office:value="1545669460807" calcext:value-type="float">
            <text:p>1545669460807</text:p>
          </table:table-cell>
          <table:table-cell office:value-type="float" office:value="59222" calcext:value-type="float">
            <text:p>5922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59330" calcext:value-type="float">
            <text:p>59330</text:p>
          </table:table-cell>
          <table:table-cell office:value-type="float" office:value="512" calcext:value-type="float">
            <text:p>512</text:p>
          </table:table-cell>
          <table:table-cell office:value-type="float" office:value="1545669461198" calcext:value-type="float">
            <text:p>1545669461198</text:p>
          </table:table-cell>
          <table:table-cell office:value-type="float" office:value="59842" calcext:value-type="float">
            <text:p>5984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0065" calcext:value-type="float">
            <text:p>60065</text:p>
          </table:table-cell>
          <table:table-cell office:value-type="float" office:value="605" calcext:value-type="float">
            <text:p>605</text:p>
          </table:table-cell>
          <table:table-cell office:value-type="float" office:value="1545669461933" calcext:value-type="float">
            <text:p>1545669461933</text:p>
          </table:table-cell>
          <table:table-cell office:value-type="float" office:value="60670" calcext:value-type="float">
            <text:p>6067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0868" calcext:value-type="float">
            <text:p>60868</text:p>
          </table:table-cell>
          <table:table-cell office:value-type="float" office:value="343" calcext:value-type="float">
            <text:p>343</text:p>
          </table:table-cell>
          <table:table-cell office:value-type="float" office:value="1545669462736" calcext:value-type="float">
            <text:p>1545669462736</text:p>
          </table:table-cell>
          <table:table-cell office:value-type="float" office:value="61211" calcext:value-type="float">
            <text:p>6121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1413" calcext:value-type="float">
            <text:p>61413</text:p>
          </table:table-cell>
          <table:table-cell office:value-type="float" office:value="363" calcext:value-type="float">
            <text:p>363</text:p>
          </table:table-cell>
          <table:table-cell office:value-type="float" office:value="1545669463281" calcext:value-type="float">
            <text:p>1545669463281</text:p>
          </table:table-cell>
          <table:table-cell office:value-type="float" office:value="61776" calcext:value-type="float">
            <text:p>6177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1883" calcext:value-type="float">
            <text:p>61883</text:p>
          </table:table-cell>
          <table:table-cell office:value-type="float" office:value="470" calcext:value-type="float">
            <text:p>470</text:p>
          </table:table-cell>
          <table:table-cell office:value-type="float" office:value="1545669463751" calcext:value-type="float">
            <text:p>1545669463751</text:p>
          </table:table-cell>
          <table:table-cell office:value-type="float" office:value="62353" calcext:value-type="float">
            <text:p>6235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2476" calcext:value-type="float">
            <text:p>62476</text:p>
          </table:table-cell>
          <table:table-cell office:value-type="float" office:value="394" calcext:value-type="float">
            <text:p>394</text:p>
          </table:table-cell>
          <table:table-cell office:value-type="float" office:value="1545669464344" calcext:value-type="float">
            <text:p>1545669464344</text:p>
          </table:table-cell>
          <table:table-cell office:value-type="float" office:value="62870" calcext:value-type="float">
            <text:p>6287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2982" calcext:value-type="float">
            <text:p>62982</text:p>
          </table:table-cell>
          <table:table-cell office:value-type="float" office:value="582" calcext:value-type="float">
            <text:p>582</text:p>
          </table:table-cell>
          <table:table-cell office:value-type="float" office:value="1545669464850" calcext:value-type="float">
            <text:p>1545669464850</text:p>
          </table:table-cell>
          <table:table-cell office:value-type="float" office:value="63564" calcext:value-type="float">
            <text:p>6356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3758" calcext:value-type="float">
            <text:p>63758</text:p>
          </table:table-cell>
          <table:table-cell office:value-type="float" office:value="297" calcext:value-type="float">
            <text:p>297</text:p>
          </table:table-cell>
          <table:table-cell office:value-type="float" office:value="1545669465626" calcext:value-type="float">
            <text:p>1545669465626</text:p>
          </table:table-cell>
          <table:table-cell office:value-type="float" office:value="64055" calcext:value-type="float">
            <text:p>6405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4163" calcext:value-type="float">
            <text:p>64163</text:p>
          </table:table-cell>
          <table:table-cell office:value-type="float" office:value="402" calcext:value-type="float">
            <text:p>402</text:p>
          </table:table-cell>
          <table:table-cell office:value-type="float" office:value="1545669466031" calcext:value-type="float">
            <text:p>1545669466031</text:p>
          </table:table-cell>
          <table:table-cell office:value-type="float" office:value="64565" calcext:value-type="float">
            <text:p>6456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4729" calcext:value-type="float">
            <text:p>64729</text:p>
          </table:table-cell>
          <table:table-cell office:value-type="float" office:value="369" calcext:value-type="float">
            <text:p>369</text:p>
          </table:table-cell>
          <table:table-cell office:value-type="float" office:value="1545669466597" calcext:value-type="float">
            <text:p>1545669466597</text:p>
          </table:table-cell>
          <table:table-cell office:value-type="float" office:value="65098" calcext:value-type="float">
            <text:p>6509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5331" calcext:value-type="float">
            <text:p>65331</text:p>
          </table:table-cell>
          <table:table-cell office:value-type="float" office:value="419" calcext:value-type="float">
            <text:p>419</text:p>
          </table:table-cell>
          <table:table-cell office:value-type="float" office:value="1545669467199" calcext:value-type="float">
            <text:p>1545669467199</text:p>
          </table:table-cell>
          <table:table-cell office:value-type="float" office:value="65750" calcext:value-type="float">
            <text:p>6575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5917" calcext:value-type="float">
            <text:p>65917</text:p>
          </table:table-cell>
          <table:table-cell office:value-type="float" office:value="527" calcext:value-type="float">
            <text:p>527</text:p>
          </table:table-cell>
          <table:table-cell office:value-type="float" office:value="1545669467785" calcext:value-type="float">
            <text:p>1545669467785</text:p>
          </table:table-cell>
          <table:table-cell office:value-type="float" office:value="66444" calcext:value-type="float">
            <text:p>6644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6561" calcext:value-type="float">
            <text:p>66561</text:p>
          </table:table-cell>
          <table:table-cell office:value-type="float" office:value="658" calcext:value-type="float">
            <text:p>658</text:p>
          </table:table-cell>
          <table:table-cell office:value-type="float" office:value="1545669468429" calcext:value-type="float">
            <text:p>1545669468429</text:p>
          </table:table-cell>
          <table:table-cell office:value-type="float" office:value="67219" calcext:value-type="float">
            <text:p>6721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7331" calcext:value-type="float">
            <text:p>67331</text:p>
          </table:table-cell>
          <table:table-cell office:value-type="float" office:value="325" calcext:value-type="float">
            <text:p>325</text:p>
          </table:table-cell>
          <table:table-cell office:value-type="float" office:value="1545669469199" calcext:value-type="float">
            <text:p>1545669469199</text:p>
          </table:table-cell>
          <table:table-cell office:value-type="float" office:value="67656" calcext:value-type="float">
            <text:p>6765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8018" calcext:value-type="float">
            <text:p>68018</text:p>
          </table:table-cell>
          <table:table-cell office:value-type="float" office:value="359" calcext:value-type="float">
            <text:p>359</text:p>
          </table:table-cell>
          <table:table-cell office:value-type="float" office:value="1545669469886" calcext:value-type="float">
            <text:p>1545669469886</text:p>
          </table:table-cell>
          <table:table-cell office:value-type="float" office:value="68377" calcext:value-type="float">
            <text:p>6837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8548" calcext:value-type="float">
            <text:p>68548</text:p>
          </table:table-cell>
          <table:table-cell office:value-type="float" office:value="446" calcext:value-type="float">
            <text:p>446</text:p>
          </table:table-cell>
          <table:table-cell office:value-type="float" office:value="1545669470416" calcext:value-type="float">
            <text:p>1545669470416</text:p>
          </table:table-cell>
          <table:table-cell office:value-type="float" office:value="68994" calcext:value-type="float">
            <text:p>6899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9126" calcext:value-type="float">
            <text:p>69126</text:p>
          </table:table-cell>
          <table:table-cell office:value-type="float" office:value="484" calcext:value-type="float">
            <text:p>484</text:p>
          </table:table-cell>
          <table:table-cell office:value-type="float" office:value="1545669470994" calcext:value-type="float">
            <text:p>1545669470994</text:p>
          </table:table-cell>
          <table:table-cell office:value-type="float" office:value="69610" calcext:value-type="float">
            <text:p>6961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9721" calcext:value-type="float">
            <text:p>69721</text:p>
          </table:table-cell>
          <table:table-cell office:value-type="float" office:value="305" calcext:value-type="float">
            <text:p>305</text:p>
          </table:table-cell>
          <table:table-cell office:value-type="float" office:value="1545669471589" calcext:value-type="float">
            <text:p>1545669471589</text:p>
          </table:table-cell>
          <table:table-cell office:value-type="float" office:value="70026" calcext:value-type="float">
            <text:p>7002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0272" calcext:value-type="float">
            <text:p>70272</text:p>
          </table:table-cell>
          <table:table-cell office:value-type="float" office:value="420" calcext:value-type="float">
            <text:p>420</text:p>
          </table:table-cell>
          <table:table-cell office:value-type="float" office:value="1545669472140" calcext:value-type="float">
            <text:p>1545669472140</text:p>
          </table:table-cell>
          <table:table-cell office:value-type="float" office:value="70692" calcext:value-type="float">
            <text:p>7069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0890" calcext:value-type="float">
            <text:p>70890</text:p>
          </table:table-cell>
          <table:table-cell office:value-type="float" office:value="571" calcext:value-type="float">
            <text:p>571</text:p>
          </table:table-cell>
          <table:table-cell office:value-type="float" office:value="1545669472758" calcext:value-type="float">
            <text:p>1545669472758</text:p>
          </table:table-cell>
          <table:table-cell office:value-type="float" office:value="71461" calcext:value-type="float">
            <text:p>7146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1573" calcext:value-type="float">
            <text:p>71573</text:p>
          </table:table-cell>
          <table:table-cell office:value-type="float" office:value="311" calcext:value-type="float">
            <text:p>311</text:p>
          </table:table-cell>
          <table:table-cell office:value-type="float" office:value="1545669473441" calcext:value-type="float">
            <text:p>1545669473441</text:p>
          </table:table-cell>
          <table:table-cell office:value-type="float" office:value="71884" calcext:value-type="float">
            <text:p>7188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2008" calcext:value-type="float">
            <text:p>72008</text:p>
          </table:table-cell>
          <table:table-cell office:value-type="float" office:value="634" calcext:value-type="float">
            <text:p>634</text:p>
          </table:table-cell>
          <table:table-cell office:value-type="float" office:value="1545669473876" calcext:value-type="float">
            <text:p>1545669473876</text:p>
          </table:table-cell>
          <table:table-cell office:value-type="float" office:value="72642" calcext:value-type="float">
            <text:p>7264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2842" calcext:value-type="float">
            <text:p>72842</text:p>
          </table:table-cell>
          <table:table-cell office:value-type="float" office:value="554" calcext:value-type="float">
            <text:p>554</text:p>
          </table:table-cell>
          <table:table-cell office:value-type="float" office:value="1545669474710" calcext:value-type="float">
            <text:p>1545669474710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3511" calcext:value-type="float">
            <text:p>73511</text:p>
          </table:table-cell>
          <table:table-cell office:value-type="float" office:value="557" calcext:value-type="float">
            <text:p>557</text:p>
          </table:table-cell>
          <table:table-cell office:value-type="float" office:value="1545669475379" calcext:value-type="float">
            <text:p>1545669475379</text:p>
          </table:table-cell>
          <table:table-cell office:value-type="float" office:value="74068" calcext:value-type="float">
            <text:p>7406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4265" calcext:value-type="float">
            <text:p>74265</text:p>
          </table:table-cell>
          <table:table-cell office:value-type="float" office:value="588" calcext:value-type="float">
            <text:p>588</text:p>
          </table:table-cell>
          <table:table-cell office:value-type="float" office:value="1545669476133" calcext:value-type="float">
            <text:p>1545669476133</text:p>
          </table:table-cell>
          <table:table-cell office:value-type="float" office:value="74853" calcext:value-type="float">
            <text:p>7485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5044" calcext:value-type="float">
            <text:p>75044</text:p>
          </table:table-cell>
          <table:table-cell office:value-type="float" office:value="303" calcext:value-type="float">
            <text:p>303</text:p>
          </table:table-cell>
          <table:table-cell office:value-type="float" office:value="1545669476912" calcext:value-type="float">
            <text:p>1545669476912</text:p>
          </table:table-cell>
          <table:table-cell office:value-type="float" office:value="75347" calcext:value-type="float">
            <text:p>7534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5484" calcext:value-type="float">
            <text:p>75484</text:p>
          </table:table-cell>
          <table:table-cell office:value-type="float" office:value="640" calcext:value-type="float">
            <text:p>640</text:p>
          </table:table-cell>
          <table:table-cell office:value-type="float" office:value="1545669477352" calcext:value-type="float">
            <text:p>1545669477352</text:p>
          </table:table-cell>
          <table:table-cell office:value-type="float" office:value="76124" calcext:value-type="float">
            <text:p>7612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6291" calcext:value-type="float">
            <text:p>76291</text:p>
          </table:table-cell>
          <table:table-cell office:value-type="float" office:value="632" calcext:value-type="float">
            <text:p>632</text:p>
          </table:table-cell>
          <table:table-cell office:value-type="float" office:value="1545669478159" calcext:value-type="float">
            <text:p>1545669478159</text:p>
          </table:table-cell>
          <table:table-cell office:value-type="float" office:value="76923" calcext:value-type="float">
            <text:p>7692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7059" calcext:value-type="float">
            <text:p>77059</text:p>
          </table:table-cell>
          <table:table-cell office:value-type="float" office:value="321" calcext:value-type="float">
            <text:p>321</text:p>
          </table:table-cell>
          <table:table-cell office:value-type="float" office:value="1545669478927" calcext:value-type="float">
            <text:p>1545669478927</text:p>
          </table:table-cell>
          <table:table-cell office:value-type="float" office:value="77380" calcext:value-type="float">
            <text:p>7738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7507" calcext:value-type="float">
            <text:p>77507</text:p>
          </table:table-cell>
          <table:table-cell office:value-type="float" office:value="389" calcext:value-type="float">
            <text:p>389</text:p>
          </table:table-cell>
          <table:table-cell office:value-type="float" office:value="1545669479375" calcext:value-type="float">
            <text:p>1545669479375</text:p>
          </table:table-cell>
          <table:table-cell office:value-type="float" office:value="77896" calcext:value-type="float">
            <text:p>7789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8154" calcext:value-type="float">
            <text:p>78154</text:p>
          </table:table-cell>
          <table:table-cell office:value-type="float" office:value="344" calcext:value-type="float">
            <text:p>344</text:p>
          </table:table-cell>
          <table:table-cell office:value-type="float" office:value="1545669480022" calcext:value-type="float">
            <text:p>1545669480022</text:p>
          </table:table-cell>
          <table:table-cell office:value-type="float" office:value="78498" calcext:value-type="float">
            <text:p>7849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8604" calcext:value-type="float">
            <text:p>78604</text:p>
          </table:table-cell>
          <table:table-cell office:value-type="float" office:value="596" calcext:value-type="float">
            <text:p>596</text:p>
          </table:table-cell>
          <table:table-cell office:value-type="float" office:value="1545669480472" calcext:value-type="float">
            <text:p>1545669480472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9349" calcext:value-type="float">
            <text:p>79349</text:p>
          </table:table-cell>
          <table:table-cell office:value-type="float" office:value="362" calcext:value-type="float">
            <text:p>362</text:p>
          </table:table-cell>
          <table:table-cell office:value-type="float" office:value="1545669481217" calcext:value-type="float">
            <text:p>1545669481217</text:p>
          </table:table-cell>
          <table:table-cell office:value-type="float" office:value="79711" calcext:value-type="float">
            <text:p>7971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9855" calcext:value-type="float">
            <text:p>79855</text:p>
          </table:table-cell>
          <table:table-cell office:value-type="float" office:value="466" calcext:value-type="float">
            <text:p>466</text:p>
          </table:table-cell>
          <table:table-cell office:value-type="float" office:value="1545669481723" calcext:value-type="float">
            <text:p>1545669481723</text:p>
          </table:table-cell>
          <table:table-cell office:value-type="float" office:value="80321" calcext:value-type="float">
            <text:p>8032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0438" calcext:value-type="float">
            <text:p>80438</text:p>
          </table:table-cell>
          <table:table-cell office:value-type="float" office:value="594" calcext:value-type="float">
            <text:p>594</text:p>
          </table:table-cell>
          <table:table-cell office:value-type="float" office:value="1545669482306" calcext:value-type="float">
            <text:p>1545669482306</text:p>
          </table:table-cell>
          <table:table-cell office:value-type="float" office:value="81032" calcext:value-type="float">
            <text:p>8103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1166" calcext:value-type="float">
            <text:p>81166</text:p>
          </table:table-cell>
          <table:table-cell office:value-type="float" office:value="366" calcext:value-type="float">
            <text:p>366</text:p>
          </table:table-cell>
          <table:table-cell office:value-type="float" office:value="1545669483034" calcext:value-type="float">
            <text:p>1545669483034</text:p>
          </table:table-cell>
          <table:table-cell office:value-type="float" office:value="81532" calcext:value-type="float">
            <text:p>8153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1843" calcext:value-type="float">
            <text:p>81843</text:p>
          </table:table-cell>
          <table:table-cell office:value-type="float" office:value="388" calcext:value-type="float">
            <text:p>388</text:p>
          </table:table-cell>
          <table:table-cell office:value-type="float" office:value="1545669483711" calcext:value-type="float">
            <text:p>1545669483711</text:p>
          </table:table-cell>
          <table:table-cell office:value-type="float" office:value="82231" calcext:value-type="float">
            <text:p>8223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2428" calcext:value-type="float">
            <text:p>82428</text:p>
          </table:table-cell>
          <table:table-cell office:value-type="float" office:value="523" calcext:value-type="float">
            <text:p>523</text:p>
          </table:table-cell>
          <table:table-cell office:value-type="float" office:value="1545669484296" calcext:value-type="float">
            <text:p>1545669484296</text:p>
          </table:table-cell>
          <table:table-cell office:value-type="float" office:value="82951" calcext:value-type="float">
            <text:p>8295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3146" calcext:value-type="float">
            <text:p>83146</text:p>
          </table:table-cell>
          <table:table-cell office:value-type="float" office:value="439" calcext:value-type="float">
            <text:p>439</text:p>
          </table:table-cell>
          <table:table-cell office:value-type="float" office:value="1545669485014" calcext:value-type="float">
            <text:p>1545669485014</text:p>
          </table:table-cell>
          <table:table-cell office:value-type="float" office:value="83585" calcext:value-type="float">
            <text:p>8358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3834" calcext:value-type="float">
            <text:p>83834</text:p>
          </table:table-cell>
          <table:table-cell office:value-type="float" office:value="458" calcext:value-type="float">
            <text:p>458</text:p>
          </table:table-cell>
          <table:table-cell office:value-type="float" office:value="1545669485702" calcext:value-type="float">
            <text:p>1545669485702</text:p>
          </table:table-cell>
          <table:table-cell office:value-type="float" office:value="84292" calcext:value-type="float">
            <text:p>8429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4483" calcext:value-type="float">
            <text:p>84483</text:p>
          </table:table-cell>
          <table:table-cell office:value-type="float" office:value="517" calcext:value-type="float">
            <text:p>517</text:p>
          </table:table-cell>
          <table:table-cell office:value-type="float" office:value="1545669486351" calcext:value-type="float">
            <text:p>1545669486351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5123" calcext:value-type="float">
            <text:p>85123</text:p>
          </table:table-cell>
          <table:table-cell office:value-type="float" office:value="781" calcext:value-type="float">
            <text:p>781</text:p>
          </table:table-cell>
          <table:table-cell office:value-type="float" office:value="1545669486991" calcext:value-type="float">
            <text:p>1545669486991</text:p>
          </table:table-cell>
          <table:table-cell office:value-type="float" office:value="85904" calcext:value-type="float">
            <text:p>8590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6196" calcext:value-type="float">
            <text:p>86196</text:p>
          </table:table-cell>
          <table:table-cell office:value-type="float" office:value="789" calcext:value-type="float">
            <text:p>789</text:p>
          </table:table-cell>
          <table:table-cell office:value-type="float" office:value="1545669488064" calcext:value-type="float">
            <text:p>1545669488064</text:p>
          </table:table-cell>
          <table:table-cell office:value-type="float" office:value="86985" calcext:value-type="float">
            <text:p>8698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7192" calcext:value-type="float">
            <text:p>87192</text:p>
          </table:table-cell>
          <table:table-cell office:value-type="float" office:value="675" calcext:value-type="float">
            <text:p>675</text:p>
          </table:table-cell>
          <table:table-cell office:value-type="float" office:value="1545669489060" calcext:value-type="float">
            <text:p>1545669489060</text:p>
          </table:table-cell>
          <table:table-cell office:value-type="float" office:value="87867" calcext:value-type="float">
            <text:p>8786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8105" calcext:value-type="float">
            <text:p>88105</text:p>
          </table:table-cell>
          <table:table-cell office:value-type="float" office:value="387" calcext:value-type="float">
            <text:p>387</text:p>
          </table:table-cell>
          <table:table-cell office:value-type="float" office:value="1545669489973" calcext:value-type="float">
            <text:p>1545669489973</text:p>
          </table:table-cell>
          <table:table-cell office:value-type="float" office:value="88492" calcext:value-type="float">
            <text:p>8849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8671" calcext:value-type="float">
            <text:p>88671</text:p>
          </table:table-cell>
          <table:table-cell office:value-type="float" office:value="469" calcext:value-type="float">
            <text:p>469</text:p>
          </table:table-cell>
          <table:table-cell office:value-type="float" office:value="1545669490539" calcext:value-type="float">
            <text:p>1545669490539</text:p>
          </table:table-cell>
          <table:table-cell office:value-type="float" office:value="89140" calcext:value-type="float">
            <text:p>8914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9256" calcext:value-type="float">
            <text:p>89256</text:p>
          </table:table-cell>
          <table:table-cell office:value-type="float" office:value="375" calcext:value-type="float">
            <text:p>375</text:p>
          </table:table-cell>
          <table:table-cell office:value-type="float" office:value="1545669491124" calcext:value-type="float">
            <text:p>1545669491124</text:p>
          </table:table-cell>
          <table:table-cell office:value-type="float" office:value="89631" calcext:value-type="float">
            <text:p>8963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89803" calcext:value-type="float">
            <text:p>89803</text:p>
          </table:table-cell>
          <table:table-cell office:value-type="float" office:value="482" calcext:value-type="float">
            <text:p>482</text:p>
          </table:table-cell>
          <table:table-cell office:value-type="float" office:value="1545669491671" calcext:value-type="float">
            <text:p>1545669491671</text:p>
          </table:table-cell>
          <table:table-cell office:value-type="float" office:value="90285" calcext:value-type="float">
            <text:p>9028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0459" calcext:value-type="float">
            <text:p>90459</text:p>
          </table:table-cell>
          <table:table-cell office:value-type="float" office:value="544" calcext:value-type="float">
            <text:p>544</text:p>
          </table:table-cell>
          <table:table-cell office:value-type="float" office:value="1545669492327" calcext:value-type="float">
            <text:p>1545669492327</text:p>
          </table:table-cell>
          <table:table-cell office:value-type="float" office:value="91003" calcext:value-type="float">
            <text:p>9100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1162" calcext:value-type="float">
            <text:p>91162</text:p>
          </table:table-cell>
          <table:table-cell office:value-type="float" office:value="401" calcext:value-type="float">
            <text:p>401</text:p>
          </table:table-cell>
          <table:table-cell office:value-type="float" office:value="1545669493030" calcext:value-type="float">
            <text:p>1545669493030</text:p>
          </table:table-cell>
          <table:table-cell office:value-type="float" office:value="91563" calcext:value-type="float">
            <text:p>9156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1858" calcext:value-type="float">
            <text:p>91858</text:p>
          </table:table-cell>
          <table:table-cell office:value-type="float" office:value="333" calcext:value-type="float">
            <text:p>333</text:p>
          </table:table-cell>
          <table:table-cell office:value-type="float" office:value="1545669493726" calcext:value-type="float">
            <text:p>1545669493726</text:p>
          </table:table-cell>
          <table:table-cell office:value-type="float" office:value="92191" calcext:value-type="float">
            <text:p>9219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2307" calcext:value-type="float">
            <text:p>92307</text:p>
          </table:table-cell>
          <table:table-cell office:value-type="float" office:value="454" calcext:value-type="float">
            <text:p>454</text:p>
          </table:table-cell>
          <table:table-cell office:value-type="float" office:value="1545669494175" calcext:value-type="float">
            <text:p>1545669494175</text:p>
          </table:table-cell>
          <table:table-cell office:value-type="float" office:value="92761" calcext:value-type="float">
            <text:p>9276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2938" calcext:value-type="float">
            <text:p>92938</text:p>
          </table:table-cell>
          <table:table-cell office:value-type="float" office:value="436" calcext:value-type="float">
            <text:p>436</text:p>
          </table:table-cell>
          <table:table-cell office:value-type="float" office:value="1545669494806" calcext:value-type="float">
            <text:p>1545669494806</text:p>
          </table:table-cell>
          <table:table-cell office:value-type="float" office:value="93374" calcext:value-type="float">
            <text:p>9337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3546" calcext:value-type="float">
            <text:p>93546</text:p>
          </table:table-cell>
          <table:table-cell office:value-type="float" office:value="527" calcext:value-type="float">
            <text:p>527</text:p>
          </table:table-cell>
          <table:table-cell office:value-type="float" office:value="1545669495414" calcext:value-type="float">
            <text:p>1545669495414</text:p>
          </table:table-cell>
          <table:table-cell office:value-type="float" office:value="94073" calcext:value-type="float">
            <text:p>9407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4283" calcext:value-type="float">
            <text:p>94283</text:p>
          </table:table-cell>
          <table:table-cell office:value-type="float" office:value="377" calcext:value-type="float">
            <text:p>377</text:p>
          </table:table-cell>
          <table:table-cell office:value-type="float" office:value="1545669496151" calcext:value-type="float">
            <text:p>1545669496151</text:p>
          </table:table-cell>
          <table:table-cell office:value-type="float" office:value="94660" calcext:value-type="float">
            <text:p>9466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4864" calcext:value-type="float">
            <text:p>94864</text:p>
          </table:table-cell>
          <table:table-cell office:value-type="float" office:value="546" calcext:value-type="float">
            <text:p>546</text:p>
          </table:table-cell>
          <table:table-cell office:value-type="float" office:value="1545669496732" calcext:value-type="float">
            <text:p>1545669496732</text:p>
          </table:table-cell>
          <table:table-cell office:value-type="float" office:value="95410" calcext:value-type="float">
            <text:p>9541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5591" calcext:value-type="float">
            <text:p>95591</text:p>
          </table:table-cell>
          <table:table-cell office:value-type="float" office:value="557" calcext:value-type="float">
            <text:p>557</text:p>
          </table:table-cell>
          <table:table-cell office:value-type="float" office:value="1545669497459" calcext:value-type="float">
            <text:p>1545669497459</text:p>
          </table:table-cell>
          <table:table-cell office:value-type="float" office:value="96148" calcext:value-type="float">
            <text:p>9614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6337" calcext:value-type="float">
            <text:p>96337</text:p>
          </table:table-cell>
          <table:table-cell office:value-type="float" office:value="301" calcext:value-type="float">
            <text:p>301</text:p>
          </table:table-cell>
          <table:table-cell office:value-type="float" office:value="1545669498205" calcext:value-type="float">
            <text:p>1545669498205</text:p>
          </table:table-cell>
          <table:table-cell office:value-type="float" office:value="96638" calcext:value-type="float">
            <text:p>9663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6828" calcext:value-type="float">
            <text:p>96828</text:p>
          </table:table-cell>
          <table:table-cell office:value-type="float" office:value="391" calcext:value-type="float">
            <text:p>391</text:p>
          </table:table-cell>
          <table:table-cell office:value-type="float" office:value="1545669498696" calcext:value-type="float">
            <text:p>1545669498696</text:p>
          </table:table-cell>
          <table:table-cell office:value-type="float" office:value="97219" calcext:value-type="float">
            <text:p>9721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7636" calcext:value-type="float">
            <text:p>97636</text:p>
          </table:table-cell>
          <table:table-cell office:value-type="float" office:value="344" calcext:value-type="float">
            <text:p>344</text:p>
          </table:table-cell>
          <table:table-cell office:value-type="float" office:value="1545669499504" calcext:value-type="float">
            <text:p>1545669499504</text:p>
          </table:table-cell>
          <table:table-cell office:value-type="float" office:value="97980" calcext:value-type="float">
            <text:p>9798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8171" calcext:value-type="float">
            <text:p>98171</text:p>
          </table:table-cell>
          <table:table-cell office:value-type="float" office:value="754" calcext:value-type="float">
            <text:p>754</text:p>
          </table:table-cell>
          <table:table-cell office:value-type="float" office:value="1545669500039" calcext:value-type="float">
            <text:p>1545669500039</text:p>
          </table:table-cell>
          <table:table-cell office:value-type="float" office:value="98925" calcext:value-type="float">
            <text:p>9892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9102" calcext:value-type="float">
            <text:p>99102</text:p>
          </table:table-cell>
          <table:table-cell office:value-type="float" office:value="566" calcext:value-type="float">
            <text:p>566</text:p>
          </table:table-cell>
          <table:table-cell office:value-type="float" office:value="1545669500970" calcext:value-type="float">
            <text:p>1545669500970</text:p>
          </table:table-cell>
          <table:table-cell office:value-type="float" office:value="99668" calcext:value-type="float">
            <text:p>9966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99870" calcext:value-type="float">
            <text:p>99870</text:p>
          </table:table-cell>
          <table:table-cell office:value-type="float" office:value="574" calcext:value-type="float">
            <text:p>574</text:p>
          </table:table-cell>
          <table:table-cell office:value-type="float" office:value="1545669501738" calcext:value-type="float">
            <text:p>1545669501738</text:p>
          </table:table-cell>
          <table:table-cell office:value-type="float" office:value="100444" calcext:value-type="float">
            <text:p>10044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0556" calcext:value-type="float">
            <text:p>100556</text:p>
          </table:table-cell>
          <table:table-cell office:value-type="float" office:value="394" calcext:value-type="float">
            <text:p>394</text:p>
          </table:table-cell>
          <table:table-cell office:value-type="float" office:value="1545669502424" calcext:value-type="float">
            <text:p>1545669502424</text:p>
          </table:table-cell>
          <table:table-cell office:value-type="float" office:value="100950" calcext:value-type="float">
            <text:p>10095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1186" calcext:value-type="float">
            <text:p>101186</text:p>
          </table:table-cell>
          <table:table-cell office:value-type="float" office:value="659" calcext:value-type="float">
            <text:p>659</text:p>
          </table:table-cell>
          <table:table-cell office:value-type="float" office:value="1545669503054" calcext:value-type="float">
            <text:p>1545669503054</text:p>
          </table:table-cell>
          <table:table-cell office:value-type="float" office:value="101845" calcext:value-type="float">
            <text:p>10184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1967" calcext:value-type="float">
            <text:p>101967</text:p>
          </table:table-cell>
          <table:table-cell office:value-type="float" office:value="580" calcext:value-type="float">
            <text:p>580</text:p>
          </table:table-cell>
          <table:table-cell office:value-type="float" office:value="1545669503835" calcext:value-type="float">
            <text:p>1545669503835</text:p>
          </table:table-cell>
          <table:table-cell office:value-type="float" office:value="102547" calcext:value-type="float">
            <text:p>10254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2744" calcext:value-type="float">
            <text:p>102744</text:p>
          </table:table-cell>
          <table:table-cell office:value-type="float" office:value="422" calcext:value-type="float">
            <text:p>422</text:p>
          </table:table-cell>
          <table:table-cell office:value-type="float" office:value="1545669504612" calcext:value-type="float">
            <text:p>1545669504612</text:p>
          </table:table-cell>
          <table:table-cell office:value-type="float" office:value="103166" calcext:value-type="float">
            <text:p>10316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3466" calcext:value-type="float">
            <text:p>103466</text:p>
          </table:table-cell>
          <table:table-cell office:value-type="float" office:value="479" calcext:value-type="float">
            <text:p>479</text:p>
          </table:table-cell>
          <table:table-cell office:value-type="float" office:value="1545669505334" calcext:value-type="float">
            <text:p>1545669505334</text:p>
          </table:table-cell>
          <table:table-cell office:value-type="float" office:value="103945" calcext:value-type="float">
            <text:p>10394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4173" calcext:value-type="float">
            <text:p>104173</text:p>
          </table:table-cell>
          <table:table-cell office:value-type="float" office:value="557" calcext:value-type="float">
            <text:p>557</text:p>
          </table:table-cell>
          <table:table-cell office:value-type="float" office:value="1545669506041" calcext:value-type="float">
            <text:p>1545669506041</text:p>
          </table:table-cell>
          <table:table-cell office:value-type="float" office:value="104730" calcext:value-type="float">
            <text:p>10473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4975" calcext:value-type="float">
            <text:p>104975</text:p>
          </table:table-cell>
          <table:table-cell office:value-type="float" office:value="757" calcext:value-type="float">
            <text:p>757</text:p>
          </table:table-cell>
          <table:table-cell office:value-type="float" office:value="1545669506843" calcext:value-type="float">
            <text:p>1545669506843</text:p>
          </table:table-cell>
          <table:table-cell office:value-type="float" office:value="105732" calcext:value-type="float">
            <text:p>10573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5940" calcext:value-type="float">
            <text:p>105940</text:p>
          </table:table-cell>
          <table:table-cell office:value-type="float" office:value="505" calcext:value-type="float">
            <text:p>505</text:p>
          </table:table-cell>
          <table:table-cell office:value-type="float" office:value="1545669507808" calcext:value-type="float">
            <text:p>1545669507808</text:p>
          </table:table-cell>
          <table:table-cell office:value-type="float" office:value="106445" calcext:value-type="float">
            <text:p>10644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6571" calcext:value-type="float">
            <text:p>106571</text:p>
          </table:table-cell>
          <table:table-cell office:value-type="float" office:value="343" calcext:value-type="float">
            <text:p>343</text:p>
          </table:table-cell>
          <table:table-cell office:value-type="float" office:value="1545669508439" calcext:value-type="float">
            <text:p>1545669508439</text:p>
          </table:table-cell>
          <table:table-cell office:value-type="float" office:value="106914" calcext:value-type="float">
            <text:p>10691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7220" calcext:value-type="float">
            <text:p>107220</text:p>
          </table:table-cell>
          <table:table-cell office:value-type="float" office:value="387" calcext:value-type="float">
            <text:p>387</text:p>
          </table:table-cell>
          <table:table-cell office:value-type="float" office:value="1545669509088" calcext:value-type="float">
            <text:p>1545669509088</text:p>
          </table:table-cell>
          <table:table-cell office:value-type="float" office:value="107607" calcext:value-type="float">
            <text:p>10760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7718" calcext:value-type="float">
            <text:p>107718</text:p>
          </table:table-cell>
          <table:table-cell office:value-type="float" office:value="416" calcext:value-type="float">
            <text:p>416</text:p>
          </table:table-cell>
          <table:table-cell office:value-type="float" office:value="1545669509586" calcext:value-type="float">
            <text:p>1545669509586</text:p>
          </table:table-cell>
          <table:table-cell office:value-type="float" office:value="108134" calcext:value-type="float">
            <text:p>10813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8282" calcext:value-type="float">
            <text:p>108282</text:p>
          </table:table-cell>
          <table:table-cell office:value-type="float" office:value="589" calcext:value-type="float">
            <text:p>589</text:p>
          </table:table-cell>
          <table:table-cell office:value-type="float" office:value="1545669510150" calcext:value-type="float">
            <text:p>1545669510150</text:p>
          </table:table-cell>
          <table:table-cell office:value-type="float" office:value="108871" calcext:value-type="float">
            <text:p>10887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9020" calcext:value-type="float">
            <text:p>109020</text:p>
          </table:table-cell>
          <table:table-cell office:value-type="float" office:value="321" calcext:value-type="float">
            <text:p>321</text:p>
          </table:table-cell>
          <table:table-cell office:value-type="float" office:value="1545669510888" calcext:value-type="float">
            <text:p>1545669510888</text:p>
          </table:table-cell>
          <table:table-cell office:value-type="float" office:value="109341" calcext:value-type="float">
            <text:p>10934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09462" calcext:value-type="float">
            <text:p>109462</text:p>
          </table:table-cell>
          <table:table-cell office:value-type="float" office:value="648" calcext:value-type="float">
            <text:p>648</text:p>
          </table:table-cell>
          <table:table-cell office:value-type="float" office:value="1545669511330" calcext:value-type="float">
            <text:p>1545669511330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0293" calcext:value-type="float">
            <text:p>110293</text:p>
          </table:table-cell>
          <table:table-cell office:value-type="float" office:value="336" calcext:value-type="float">
            <text:p>336</text:p>
          </table:table-cell>
          <table:table-cell office:value-type="float" office:value="1545669512161" calcext:value-type="float">
            <text:p>1545669512161</text:p>
          </table:table-cell>
          <table:table-cell office:value-type="float" office:value="110629" calcext:value-type="float">
            <text:p>11062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0837" calcext:value-type="float">
            <text:p>110837</text:p>
          </table:table-cell>
          <table:table-cell office:value-type="float" office:value="486" calcext:value-type="float">
            <text:p>486</text:p>
          </table:table-cell>
          <table:table-cell office:value-type="float" office:value="1545669512705" calcext:value-type="float">
            <text:p>1545669512705</text:p>
          </table:table-cell>
          <table:table-cell office:value-type="float" office:value="111323" calcext:value-type="float">
            <text:p>11132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1466" calcext:value-type="float">
            <text:p>111466</text:p>
          </table:table-cell>
          <table:table-cell office:value-type="float" office:value="688" calcext:value-type="float">
            <text:p>688</text:p>
          </table:table-cell>
          <table:table-cell office:value-type="float" office:value="1545669513334" calcext:value-type="float">
            <text:p>1545669513334</text:p>
          </table:table-cell>
          <table:table-cell office:value-type="float" office:value="112154" calcext:value-type="float">
            <text:p>11215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2360" calcext:value-type="float">
            <text:p>112360</text:p>
          </table:table-cell>
          <table:table-cell office:value-type="float" office:value="354" calcext:value-type="float">
            <text:p>354</text:p>
          </table:table-cell>
          <table:table-cell office:value-type="float" office:value="1545669514228" calcext:value-type="float">
            <text:p>1545669514228</text:p>
          </table:table-cell>
          <table:table-cell office:value-type="float" office:value="112714" calcext:value-type="float">
            <text:p>112714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2828" calcext:value-type="float">
            <text:p>112828</text:p>
          </table:table-cell>
          <table:table-cell office:value-type="float" office:value="773" calcext:value-type="float">
            <text:p>773</text:p>
          </table:table-cell>
          <table:table-cell office:value-type="float" office:value="1545669514696" calcext:value-type="float">
            <text:p>1545669514696</text:p>
          </table:table-cell>
          <table:table-cell office:value-type="float" office:value="113601" calcext:value-type="float">
            <text:p>113601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3714" calcext:value-type="float">
            <text:p>113714</text:p>
          </table:table-cell>
          <table:table-cell office:value-type="float" office:value="354" calcext:value-type="float">
            <text:p>354</text:p>
          </table:table-cell>
          <table:table-cell office:value-type="float" office:value="1545669515582" calcext:value-type="float">
            <text:p>1545669515582</text:p>
          </table:table-cell>
          <table:table-cell office:value-type="float" office:value="114068" calcext:value-type="float">
            <text:p>11406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4416" calcext:value-type="float">
            <text:p>114416</text:p>
          </table:table-cell>
          <table:table-cell office:value-type="float" office:value="343" calcext:value-type="float">
            <text:p>343</text:p>
          </table:table-cell>
          <table:table-cell office:value-type="float" office:value="1545669516284" calcext:value-type="float">
            <text:p>1545669516284</text:p>
          </table:table-cell>
          <table:table-cell office:value-type="float" office:value="114759" calcext:value-type="float">
            <text:p>11475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4940" calcext:value-type="float">
            <text:p>114940</text:p>
          </table:table-cell>
          <table:table-cell office:value-type="float" office:value="623" calcext:value-type="float">
            <text:p>623</text:p>
          </table:table-cell>
          <table:table-cell office:value-type="float" office:value="1545669516808" calcext:value-type="float">
            <text:p>1545669516808</text:p>
          </table:table-cell>
          <table:table-cell office:value-type="float" office:value="115563" calcext:value-type="float">
            <text:p>11556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5763" calcext:value-type="float">
            <text:p>115763</text:p>
          </table:table-cell>
          <table:table-cell office:value-type="float" office:value="330" calcext:value-type="float">
            <text:p>330</text:p>
          </table:table-cell>
          <table:table-cell office:value-type="float" office:value="1545669517631" calcext:value-type="float">
            <text:p>1545669517631</text:p>
          </table:table-cell>
          <table:table-cell office:value-type="float" office:value="116093" calcext:value-type="float">
            <text:p>11609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6278" calcext:value-type="float">
            <text:p>116278</text:p>
          </table:table-cell>
          <table:table-cell office:value-type="float" office:value="545" calcext:value-type="float">
            <text:p>545</text:p>
          </table:table-cell>
          <table:table-cell office:value-type="float" office:value="1545669518146" calcext:value-type="float">
            <text:p>1545669518146</text:p>
          </table:table-cell>
          <table:table-cell office:value-type="float" office:value="116823" calcext:value-type="float">
            <text:p>11682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6997" calcext:value-type="float">
            <text:p>116997</text:p>
          </table:table-cell>
          <table:table-cell office:value-type="float" office:value="369" calcext:value-type="float">
            <text:p>369</text:p>
          </table:table-cell>
          <table:table-cell office:value-type="float" office:value="1545669518865" calcext:value-type="float">
            <text:p>1545669518865</text:p>
          </table:table-cell>
          <table:table-cell office:value-type="float" office:value="117366" calcext:value-type="float">
            <text:p>11736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7523" calcext:value-type="float">
            <text:p>117523</text:p>
          </table:table-cell>
          <table:table-cell office:value-type="float" office:value="749" calcext:value-type="float">
            <text:p>749</text:p>
          </table:table-cell>
          <table:table-cell office:value-type="float" office:value="1545669519391" calcext:value-type="float">
            <text:p>1545669519391</text:p>
          </table:table-cell>
          <table:table-cell office:value-type="float" office:value="118272" calcext:value-type="float">
            <text:p>11827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8392" calcext:value-type="float">
            <text:p>118392</text:p>
          </table:table-cell>
          <table:table-cell office:value-type="float" office:value="337" calcext:value-type="float">
            <text:p>337</text:p>
          </table:table-cell>
          <table:table-cell office:value-type="float" office:value="1545669520260" calcext:value-type="float">
            <text:p>1545669520260</text:p>
          </table:table-cell>
          <table:table-cell office:value-type="float" office:value="118729" calcext:value-type="float">
            <text:p>11872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8878" calcext:value-type="float">
            <text:p>118878</text:p>
          </table:table-cell>
          <table:table-cell office:value-type="float" office:value="625" calcext:value-type="float">
            <text:p>625</text:p>
          </table:table-cell>
          <table:table-cell office:value-type="float" office:value="1545669520746" calcext:value-type="float">
            <text:p>1545669520746</text:p>
          </table:table-cell>
          <table:table-cell office:value-type="float" office:value="119503" calcext:value-type="float">
            <text:p>119503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9659" calcext:value-type="float">
            <text:p>119659</text:p>
          </table:table-cell>
          <table:table-cell office:value-type="float" office:value="380" calcext:value-type="float">
            <text:p>380</text:p>
          </table:table-cell>
          <table:table-cell office:value-type="float" office:value="1545669521527" calcext:value-type="float">
            <text:p>1545669521527</text:p>
          </table:table-cell>
          <table:table-cell office:value-type="float" office:value="120039" calcext:value-type="float">
            <text:p>12003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0421" calcext:value-type="float">
            <text:p>120421</text:p>
          </table:table-cell>
          <table:table-cell office:value-type="float" office:value="484" calcext:value-type="float">
            <text:p>484</text:p>
          </table:table-cell>
          <table:table-cell office:value-type="float" office:value="1545669522289" calcext:value-type="float">
            <text:p>1545669522289</text:p>
          </table:table-cell>
          <table:table-cell office:value-type="float" office:value="120905" calcext:value-type="float">
            <text:p>120905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1033" calcext:value-type="float">
            <text:p>121033</text:p>
          </table:table-cell>
          <table:table-cell office:value-type="float" office:value="429" calcext:value-type="float">
            <text:p>429</text:p>
          </table:table-cell>
          <table:table-cell office:value-type="float" office:value="1545669522901" calcext:value-type="float">
            <text:p>1545669522901</text:p>
          </table:table-cell>
          <table:table-cell office:value-type="float" office:value="121462" calcext:value-type="float">
            <text:p>121462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1839" calcext:value-type="float">
            <text:p>121839</text:p>
          </table:table-cell>
          <table:table-cell office:value-type="float" office:value="407" calcext:value-type="float">
            <text:p>407</text:p>
          </table:table-cell>
          <table:table-cell office:value-type="float" office:value="1545669523707" calcext:value-type="float">
            <text:p>1545669523707</text:p>
          </table:table-cell>
          <table:table-cell office:value-type="float" office:value="122246" calcext:value-type="float">
            <text:p>12224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2383" calcext:value-type="float">
            <text:p>122383</text:p>
          </table:table-cell>
          <table:table-cell office:value-type="float" office:value="845" calcext:value-type="float">
            <text:p>845</text:p>
          </table:table-cell>
          <table:table-cell office:value-type="float" office:value="1545669524251" calcext:value-type="float">
            <text:p>1545669524251</text:p>
          </table:table-cell>
          <table:table-cell office:value-type="float" office:value="123228" calcext:value-type="float">
            <text:p>12322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3380" calcext:value-type="float">
            <text:p>123380</text:p>
          </table:table-cell>
          <table:table-cell office:value-type="float" office:value="367" calcext:value-type="float">
            <text:p>367</text:p>
          </table:table-cell>
          <table:table-cell office:value-type="float" office:value="1545669525248" calcext:value-type="float">
            <text:p>1545669525248</text:p>
          </table:table-cell>
          <table:table-cell office:value-type="float" office:value="123747" calcext:value-type="float">
            <text:p>12374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3996" calcext:value-type="float">
            <text:p>123996</text:p>
          </table:table-cell>
          <table:table-cell office:value-type="float" office:value="222" calcext:value-type="float">
            <text:p>222</text:p>
          </table:table-cell>
          <table:table-cell office:value-type="float" office:value="1545669525864" calcext:value-type="float">
            <text:p>1545669525864</text:p>
          </table:table-cell>
          <table:table-cell office:value-type="float" office:value="124218" calcext:value-type="float">
            <text:p>124218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4377" calcext:value-type="float">
            <text:p>124377</text:p>
          </table:table-cell>
          <table:table-cell office:value-type="float" office:value="549" calcext:value-type="float">
            <text:p>549</text:p>
          </table:table-cell>
          <table:table-cell office:value-type="float" office:value="1545669526245" calcext:value-type="float">
            <text:p>1545669526245</text:p>
          </table:table-cell>
          <table:table-cell office:value-type="float" office:value="124926" calcext:value-type="float">
            <text:p>124926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5208" calcext:value-type="float">
            <text:p>125208</text:p>
          </table:table-cell>
          <table:table-cell office:value-type="float" office:value="439" calcext:value-type="float">
            <text:p>439</text:p>
          </table:table-cell>
          <table:table-cell office:value-type="float" office:value="1545669527076" calcext:value-type="float">
            <text:p>1545669527076</text:p>
          </table:table-cell>
          <table:table-cell office:value-type="float" office:value="125647" calcext:value-type="float">
            <text:p>125647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5767" calcext:value-type="float">
            <text:p>125767</text:p>
          </table:table-cell>
          <table:table-cell office:value-type="float" office:value="642" calcext:value-type="float">
            <text:p>642</text:p>
          </table:table-cell>
          <table:table-cell office:value-type="float" office:value="1545669527635" calcext:value-type="float">
            <text:p>1545669527635</text:p>
          </table:table-cell>
          <table:table-cell office:value-type="float" office:value="126409" calcext:value-type="float">
            <text:p>126409</text:p>
          </table:table-cell>
          <table:table-cell office:value-type="string" calcext:value-type="string">
            <text:p>consumers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26760" calcext:value-type="float">
            <text:p>126760</text:p>
          </table:table-cell>
          <table:table-cell office:value-type="float" office:value="445" calcext:value-type="float">
            <text:p>445</text:p>
          </table:table-cell>
          <table:table-cell office:value-type="float" office:value="1545669528628" calcext:value-type="float">
            <text:p>1545669528628</text:p>
          </table:table-cell>
          <table:table-cell office:value-type="float" office:value="127205" calcext:value-type="float">
            <text:p>127205</text:p>
          </table:table-cell>
          <table:table-cell office:value-type="string" calcext:value-type="string">
            <text:p>consumers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4T18:31:33.705295484</dc:date>
    <meta:editing-duration>PT2M25S</meta:editing-duration>
    <meta:editing-cycles>1</meta:editing-cycles>
    <meta:document-statistic meta:table-count="1" meta:cell-count="121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238cm" svg:height="21.141cm" xlink:href=".." xlink:type="simple" chart:class="chart:bar" chart:style-name="ch1">
        <chart:plot-area chart:style-name="ch2" table:cell-range-address="gnatt1.A1:gnatt1.C204" chart:data-source-has-labels="both" svg:x="0.844cm" svg:y="0.422cm" svg:width="40.55cm" svg:height="20.297cm">
          <chartooo:coordinate-region svg:x="1.836cm" svg:y="0.479cm" svg:width="39.001cm" svg:height="19.593cm"/>
          <chart:axis chart:dimension="x" chart:name="primary-x" chart:style-name="ch3" chartooo:axis-type="auto">
            <chartooo:date-scale/>
            <chart:categories table:cell-range-address="gnatt1.A3:gnatt1.A20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natt1.B3:gnatt1.B204" chart:label-cell-address="gnatt1.B1:gnatt1.B2" chart:class="chart:bar">
            <chart:data-point chart:repeated="120"/>
            <chart:data-point chart:style-name="ch7"/>
            <chart:data-point chart:repeated="28"/>
            <chart:data-point chart:style-name="ch7"/>
            <chart:data-point chart:repeated="9"/>
            <chart:data-point chart:style-name="ch7"/>
            <chart:data-point chart:repeated="42"/>
          </chart:series>
          <chart:series chart:style-name="ch8" chart:values-cell-range-address="gnatt1.C3:gnatt1.C204" chart:label-cell-address="gnatt1.C1:gnatt1.C2" chart:class="chart:bar">
            <chart:data-point chart:repeated="2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  <draw:g>
                  <svg:desc>gnatt1.B1:gnatt1.B2</svg:desc>
                </draw:g>
              </table:table-cell>
              <table:table-cell office:value-type="string">
                <text:p>elapsed</text:p>
                <text:list>
                  <text:list-item>
                    <text:p/>
                  </text:list-item>
                  <text:list-item>
                    <text:p>elapsed</text:p>
                  </text:list-item>
                </text:list>
                <draw:g>
                  <svg:desc>gnatt1.C1:gnat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in</text:p>
                <draw:g>
                  <svg:desc>gnatt1.A3:gnatt1.A204</svg:desc>
                </draw:g>
              </table:table-cell>
              <table:table-cell office:value-type="float" office:value="0">
                <text:p>0</text:p>
                <draw:g>
                  <svg:desc>gnatt1.B3:gnatt1.B204</svg:desc>
                </draw:g>
              </table:table-cell>
              <table:table-cell office:value-type="float" office:value="128205">
                <text:p>128205</text:p>
                <draw:g>
                  <svg:desc>gnatt1.C3:gnatt1.C204</svg:desc>
                </draw:g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26">
                <text:p>26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10">
                <text:p>2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14">
                <text:p>91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745">
                <text:p>174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524">
                <text:p>252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259">
                <text:p>325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057">
                <text:p>405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522">
                <text:p>452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003">
                <text:p>500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763">
                <text:p>5763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537">
                <text:p>653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403">
                <text:p>740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023">
                <text:p>802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570">
                <text:p>857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066">
                <text:p>906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685">
                <text:p>968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314">
                <text:p>1031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836">
                <text:p>1083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486">
                <text:p>1148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969">
                <text:p>1196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471">
                <text:p>1247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3099">
                <text:p>1309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3598">
                <text:p>1359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4174">
                <text:p>1417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4709">
                <text:p>1470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5287">
                <text:p>1528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5753">
                <text:p>1575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6214">
                <text:p>1621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6883">
                <text:p>1688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7329">
                <text:p>1732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8013">
                <text:p>1801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8734">
                <text:p>1873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9143">
                <text:p>1914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9711">
                <text:p>1971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0316">
                <text:p>2031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0923">
                <text:p>2092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1370">
                <text:p>2137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1881">
                <text:p>2188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2356">
                <text:p>2235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2871">
                <text:p>228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3486">
                <text:p>2348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4024">
                <text:p>2402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4541">
                <text:p>2454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5639">
                <text:p>2563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6277">
                <text:p>2627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6812">
                <text:p>2681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7411">
                <text:p>2741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7979">
                <text:p>2797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8576">
                <text:p>2857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9294">
                <text:p>292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29903">
                <text:p>2990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0586">
                <text:p>3058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1079">
                <text:p>3107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1666">
                <text:p>3166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2325">
                <text:p>3232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3136">
                <text:p>33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3919">
                <text:p>3391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4560">
                <text:p>3456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5112">
                <text:p>351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5614">
                <text:p>3561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6323">
                <text:p>3632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6952">
                <text:p>3695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7489">
                <text:p>3748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8068">
                <text:p>3806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8613">
                <text:p>3861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9120">
                <text:p>3912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39759">
                <text:p>3975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0377">
                <text:p>4037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0947">
                <text:p>4094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1609">
                <text:p>4160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2139">
                <text:p>4213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2867">
                <text:p>4286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3418">
                <text:p>4341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3927">
                <text:p>4392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4509">
                <text:p>4450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5115">
                <text:p>4511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5683">
                <text:p>4568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6296">
                <text:p>4629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6880">
                <text:p>4688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7439">
                <text:p>4743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8120">
                <text:p>4812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8817">
                <text:p>4881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9356">
                <text:p>4935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49961">
                <text:p>4996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0525">
                <text:p>5052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1031">
                <text:p>5103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1554">
                <text:p>5155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2243">
                <text:p>5224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2749">
                <text:p>5274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3420">
                <text:p>5342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4006">
                <text:p>5400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4610">
                <text:p>5461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5336">
                <text:p>5533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5953">
                <text:p>5595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6425">
                <text:p>5642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7065">
                <text:p>5706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7578">
                <text:p>5757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8291">
                <text:p>5829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8939">
                <text:p>5893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59330">
                <text:p>593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0065">
                <text:p>6006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0868">
                <text:p>6086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1413">
                <text:p>6141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1883">
                <text:p>6188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2476">
                <text:p>6247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2982">
                <text:p>629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3758">
                <text:p>6375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4163">
                <text:p>6416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4729">
                <text:p>6472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5331">
                <text:p>6533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5917">
                <text:p>659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6561">
                <text:p>6656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7331">
                <text:p>673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8018">
                <text:p>6801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8548">
                <text:p>6854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9126">
                <text:p>6912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69721">
                <text:p>6972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0272">
                <text:p>7027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0890">
                <text:p>7089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1573">
                <text:p>7157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2008">
                <text:p>72008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2842">
                <text:p>7284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3511">
                <text:p>7351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4265">
                <text:p>742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5044">
                <text:p>7504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5484">
                <text:p>7548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6291">
                <text:p>76291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7059">
                <text:p>7705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7507">
                <text:p>7750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8154">
                <text:p>7815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8604">
                <text:p>7860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9349">
                <text:p>7934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79855">
                <text:p>7985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0438">
                <text:p>8043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1166">
                <text:p>811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1843">
                <text:p>8184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2428">
                <text:p>824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3146">
                <text:p>8314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3834">
                <text:p>8383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4483">
                <text:p>8448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5123">
                <text:p>8512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6196">
                <text:p>8619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7192">
                <text:p>8719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8105">
                <text:p>8810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8671">
                <text:p>8867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9256">
                <text:p>8925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89803">
                <text:p>8980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0459">
                <text:p>9045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1162">
                <text:p>9116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1858">
                <text:p>9185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2307">
                <text:p>9230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2938">
                <text:p>9293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3546">
                <text:p>9354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4283">
                <text:p>9428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4864">
                <text:p>9486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5591">
                <text:p>9559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6337">
                <text:p>9633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6828">
                <text:p>9682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7636">
                <text:p>9763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8171">
                <text:p>9817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9102">
                <text:p>9910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99870">
                <text:p>9987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0556">
                <text:p>10055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1186">
                <text:p>10118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1967">
                <text:p>10196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2744">
                <text:p>10274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3466">
                <text:p>10346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4173">
                <text:p>10417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4975">
                <text:p>10497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5940">
                <text:p>10594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6571">
                <text:p>10657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7220">
                <text:p>10722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7718">
                <text:p>10771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8282">
                <text:p>1082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9020">
                <text:p>10902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09462">
                <text:p>10946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0293">
                <text:p>11029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0837">
                <text:p>11083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1466">
                <text:p>11146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2360">
                <text:p>11236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2828">
                <text:p>11282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3714">
                <text:p>11371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4416">
                <text:p>11441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4940">
                <text:p>11494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5763">
                <text:p>11576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6278">
                <text:p>11627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6997">
                <text:p>11699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7523">
                <text:p>11752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8392">
                <text:p>11839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8878">
                <text:p>11887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19659">
                <text:p>11965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0421">
                <text:p>12042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1033">
                <text:p>12103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1839">
                <text:p>12183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2383">
                <text:p>12238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3380">
                <text:p>12338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3996">
                <text:p>12399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4377">
                <text:p>12437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5208">
                <text:p>12520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5767">
                <text:p>12576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26760">
                <text:p>126760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